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ext-properties style:font-name="Liberation Sans" style:font-name-asian="Droid Sans" style:font-name-complex="FreeSans"/>
    </style:style>
    <style:style style:name="ce5" style:family="table-cell" style:parent-style-name="Default">
      <style:table-cell-properties fo:background-color="#00ccff"/>
      <style:text-properties style:font-name="Liberation Sans" style:font-name-asian="Droid Sans" style:font-name-complex="FreeSans"/>
    </style:style>
    <style:style style:name="ce6" style:family="table-cell" style:parent-style-name="Default">
      <style:table-cell-properties fo:background-color="#660066"/>
    </style:style>
  </office:automatic-styles>
  <office:body>
    <office:spreadsheet>
      <table:table table:name="Tabelle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sonanzfrequenz/Hz</text:p>
          </table:table-cell>
          <table:table-cell office:value-type="string" calcext:value-type="string">
            <text:p>Fehler/Hz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50" calcext:value-type="float">
            <text:p>4175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string" calcext:value-type="string">
            <text:p>v_Luft/(m/s)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660" calcext:value-type="float">
            <text:p>5366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900" calcext:value-type="float">
            <text:p>162900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00" calcext:value-type="float">
            <text:p>249700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4000" calcext:value-type="float">
            <text:p>604000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office:value-type="string" calcext:value-type="string">
            <text:p>f/Hz</text:p>
          </table:table-cell>
          <table:table-cell office:value-type="string" calcext:value-type="string">
            <text:p>Fehler/Hz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a)</text:p>
          </table:table-cell>
          <table:table-cell office:value-type="float" office:value="40600" calcext:value-type="float">
            <text:p>40600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_1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L_2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 l/m</text:p>
          </table:table-cell>
          <table:table-cell office:value-type="string" calcext:value-type="string">
            <text:p>Fehler/m</text:p>
          </table:table-cell>
          <table:table-cell/>
          <table:table-cell office:value-type="string" calcext:value-type="string">
            <text:p>Wellenlänge/m</text:p>
          </table:table-cell>
          <table:table-cell office:value-type="string" calcext:value-type="string">
            <text:p>Fehler/m</text:p>
          </table:table-cell>
          <table:table-cell/>
          <table:table-cell office:value-type="string" calcext:value-type="string">
            <text:p>Ausbreitunggeschwindigkeit/(m/s)</text:p>
          </table:table-cell>
          <table:table-cell office:value-type="string" calcext:value-type="string">
            <text:p>Fehler/(m/s)</text:p>
          </table:table-cell>
          <table:table-cell table:number-columns-repeated="8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1" calcext:value-type="float">
            <text:p>0,001</text:p>
          </table:table-cell>
          <table:table-cell table:formula="of:=45.3/100" office:value-type="float" office:value="0.453" calcext:value-type="float">
            <text:p>0,45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1" calcext:value-type="float">
            <text:p>0,001</text:p>
          </table:table-cell>
          <table:table-cell table:formula="of:=49.6/100" office:value-type="float" office:value="0.496" calcext:value-type="float">
            <text:p>0,496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table:formula="of:=[.C14]-[.C13]" office:value-type="float" office:value="0.043" calcext:value-type="float">
            <text:p>0,043</text:p>
          </table:table-cell>
          <table:table-cell table:formula="of:=SQRT(([.B14])^2+([.D14])^2)" office:value-type="float" office:value="0.0014142135623731" calcext:value-type="float">
            <text:p>0,0014142136</text:p>
          </table:table-cell>
          <table:table-cell/>
          <table:table-cell table:style-name="ce3" table:formula="of:=[.F14]/[.E14]" office:value-type="float" office:value="0.00860000000000001" calcext:value-type="float">
            <text:p>0,0086</text:p>
          </table:table-cell>
          <table:table-cell table:style-name="ce3" table:formula="of:=SQRT(([.G14]/[.E14])^2)" office:value-type="float" office:value="0.000282842712474619" calcext:value-type="float">
            <text:p>0,0002828427</text:p>
          </table:table-cell>
          <table:table-cell/>
          <table:table-cell table:style-name="ce3" table:formula="of:=[.$B$11]*[.I14]" office:value-type="float" office:value="349.16" calcext:value-type="float">
            <text:p>349,16</text:p>
          </table:table-cell>
          <table:table-cell table:style-name="ce3" table:formula="of:=SQRT(([.I14]*[.$C$11])^2+([.J14]*[.$B$11])^2)" office:value-type="float" office:value="11.5155720656857" calcext:value-type="float">
            <text:p>11,5155720657</text:p>
          </table:table-cell>
          <table:table-cell/>
          <table:table-cell table:formula="of:=100/349*[.M14]" office:value-type="float" office:value="3.29959084976667" calcext:value-type="float">
            <text:p>3,2995908498</text:p>
          </table:table-cell>
          <table:table-cell table:number-columns-repeated="6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1" calcext:value-type="float">
            <text:p>0,001</text:p>
          </table:table-cell>
          <table:table-cell table:formula="of:=53.9/100" office:value-type="float" office:value="0.539" calcext:value-type="float">
            <text:p>0,539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formula="of:=[.C15]-[.C13]" office:value-type="float" office:value="0.0860000000000001" calcext:value-type="float">
            <text:p>0,086</text:p>
          </table:table-cell>
          <table:table-cell table:formula="of:=SQRT(([.B15])^2+([.D15])^2)" office:value-type="float" office:value="0.0014142135623731" calcext:value-type="float">
            <text:p>0,0014142136</text:p>
          </table:table-cell>
          <table:table-cell/>
          <table:table-cell table:style-name="ce3" table:formula="of:=[.F15]/[.E15]" office:value-type="float" office:value="0.00860000000000001" calcext:value-type="float">
            <text:p>0,0086</text:p>
          </table:table-cell>
          <table:table-cell table:style-name="ce3" table:formula="of:=SQRT(([.G15]/[.E15])^2)" office:value-type="float" office:value="0.00014142135623731" calcext:value-type="float">
            <text:p>0,0001414214</text:p>
          </table:table-cell>
          <table:table-cell/>
          <table:table-cell table:style-name="ce3" table:formula="of:=[.$B$11]*[.I15]" office:value-type="float" office:value="349.16" calcext:value-type="float">
            <text:p>349,16</text:p>
          </table:table-cell>
          <table:table-cell table:style-name="ce3" table:formula="of:=SQRT(([.I15]*[.$C$11])^2+([.J15]*[.$B$11])^2)" office:value-type="float" office:value="5.80575576475621" calcext:value-type="float">
            <text:p>5,8057557648</text:p>
          </table:table-cell>
          <table:table-cell/>
          <table:table-cell table:formula="of:=100/349*[.M15]" office:value-type="float" office:value="1.66354033374104" calcext:value-type="float">
            <text:p>1,6635403337</text:p>
          </table:table-cell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2" office:value-type="string" calcext:value-type="string">
            <text:p>b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_1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L_2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T_1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_2/s</text:p>
          </table:table-cell>
          <table:table-cell office:value-type="string" calcext:value-type="string">
            <text:p>Fehler/s</text:p>
          </table:table-cell>
          <table:table-cell/>
          <table:table-cell office:value-type="string" calcext:value-type="string">
            <text:p>Ausbreitunggeschwindigkeit/(m/s)</text:p>
          </table:table-cell>
          <table:table-cell office:value-type="string" calcext:value-type="string">
            <text:p>Fehler/(m/s)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Hilfsterm 3</text:p>
          </table:table-cell>
          <table:table-cell office:value-type="string" calcext:value-type="string">
            <text:p>Hilfsterm 4</text:p>
          </table:table-cell>
          <table:table-cell table:number-columns-repeated="5"/>
        </table:table-row>
        <table:table-row table:style-name="ro1">
          <table:table-cell table:formula="of:=(44.8-15)/100" office:value-type="float" office:value="0.298" calcext:value-type="float">
            <text:p>0,298</text:p>
          </table:table-cell>
          <table:table-cell office:value-type="float" office:value="0.001" calcext:value-type="float">
            <text:p>0,001</text:p>
          </table:table-cell>
          <table:table-cell table:formula="of:=(66.7-15)/100" office:value-type="float" office:value="0.517" calcext:value-type="float">
            <text:p>0,517</text:p>
          </table:table-cell>
          <table:table-cell office:value-type="float" office:value="0.001" calcext:value-type="float">
            <text:p>0,001</text:p>
          </table:table-cell>
          <table:table-cell table:formula="of:=4*0.2/1000" office:value-type="float" office:value="0.0008" calcext:value-type="float">
            <text:p>0,0008</text:p>
          </table:table-cell>
          <table:table-cell office:value-type="float" office:value="0.00005" calcext:value-type="float">
            <text:p>0,00005</text:p>
          </table:table-cell>
          <table:table-cell table:formula="of:=7*0.2/1000" office:value-type="float" office:value="0.0014" calcext:value-type="float">
            <text:p>0,0014</text:p>
          </table:table-cell>
          <table:table-cell office:value-type="float" office:value="0.00005" calcext:value-type="float">
            <text:p>0,00005</text:p>
          </table:table-cell>
          <table:table-cell/>
          <table:table-cell table:style-name="ce3" table:formula="of:=([.A20]-[.C20])/([.E20]-[.G20])" office:value-type="float" office:value="365" calcext:value-type="float">
            <text:p>365</text:p>
          </table:table-cell>
          <table:table-cell table:style-name="ce3" table:formula="of:=SQRT([.M20]+[.N20]+[.O20]+[.P20])" office:value-type="float" office:value="43.0801900852094" calcext:value-type="float">
            <text:p>43,0801900852</text:p>
          </table:table-cell>
          <table:table-cell/>
          <table:table-cell table:formula="of:=(([.B20])/([.E20]-[.G20]))^2" office:value-type="float" office:value="2.77777777777778" calcext:value-type="float">
            <text:p>2,7777777778</text:p>
          </table:table-cell>
          <table:table-cell table:formula="of:=(([.D20])/([.E20]-[.G20]))^2" office:value-type="float" office:value="2.77777777777778" calcext:value-type="float">
            <text:p>2,7777777778</text:p>
          </table:table-cell>
          <table:table-cell table:formula="of:=(([.F20]*([.A20]-[.C20]))/([.E20]-[.G20])^2)^2" office:value-type="float" office:value="925.17361111111" calcext:value-type="float">
            <text:p>925,1736111111</text:p>
          </table:table-cell>
          <table:table-cell table:formula="of:=(([.H20]*([.A20]-[.C20]))/([.E20]-[.G20])^2)^2" office:value-type="float" office:value="925.17361111111" calcext:value-type="float">
            <text:p>925,1736111111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table:formula="of:=100/[.J20]*[.K20]" office:value-type="float" office:value="11.802791804167" calcext:value-type="float">
            <text:p>11,802791804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bstand</text:p>
          </table:table-cell>
          <table:table-cell office:value-type="string" calcext:value-type="string">
            <text:p>Fehler/m</text:p>
          </table:table-cell>
          <table:table-cell table:number-columns-repeated="19"/>
        </table:table-row>
        <table:table-row table:style-name="ro1">
          <table:table-cell table:formula="of:=30/100" office:value-type="float" office:value="0.3" calcext:value-type="float">
            <text:p>0,3</text:p>
          </table:table-cell>
          <table:table-cell table:formula="of:=2/100" office:value-type="float" office:value="0.02" calcext:value-type="float">
            <text:p>0,02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Zeit/s</text:p>
          </table:table-cell>
          <table:table-cell office:value-type="string" calcext:value-type="string">
            <text:p>Fehler/s</text:p>
          </table:table-cell>
          <table:table-cell/>
          <table:table-cell office:value-type="string" calcext:value-type="string">
            <text:p>Abstand (Messung)/m</text:p>
          </table:table-cell>
          <table:table-cell office:value-type="string" calcext:value-type="string">
            <text:p>Fehler/m</text:p>
          </table:table-cell>
          <table:table-cell/>
          <table:table-cell table:formula="of:=100/[.A25]*[.B25]" office:value-type="float" office:value="6.66666666666667" calcext:value-type="float">
            <text:p>6,6666666667</text:p>
          </table:table-cell>
          <table:table-cell table:number-columns-repeated="14"/>
        </table:table-row>
        <table:table-row table:style-name="ro1">
          <table:table-cell table:formula="of:=1.8/1000" office:value-type="float" office:value="0.0018" calcext:value-type="float">
            <text:p>0,0018</text:p>
          </table:table-cell>
          <table:table-cell office:value-type="float" office:value="0.0001" calcext:value-type="float">
            <text:p>0,0001</text:p>
          </table:table-cell>
          <table:table-cell/>
          <table:table-cell table:style-name="ce3" table:formula="of:=([.G4]*[.A28])/2" office:value-type="float" office:value="0.3096" calcext:value-type="float">
            <text:p>0,3096</text:p>
          </table:table-cell>
          <table:table-cell table:style-name="ce3" table:formula="of:=[.G4]*[.B28]/2" office:value-type="float" office:value="0.0172" calcext:value-type="float">
            <text:p>0,0172</text:p>
          </table:table-cell>
          <table:table-cell/>
          <table:table-cell table:formula="of:=100/[.D28]*[.E28]" office:value-type="float" office:value="5.55555555555556" calcext:value-type="float">
            <text:p>5,5555555556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lenkung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Amplitude/1000</text:p>
          </table:table-cell>
          <table:table-cell office:value-type="string" calcext:value-type="string">
            <text:p>Fehler</text:p>
          </table:table-cell>
          <table:table-cell table:number-columns-repeated="2"/>
          <table:table-cell office:value-type="string" calcext:value-type="string">
            <text:p>Frequenz/Hz</text:p>
          </table:table-cell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Plotdaten</text:p>
          </table:table-cell>
          <table:table-cell table:number-columns-repeated="4"/>
          <table:table-cell office:value-type="string" calcext:value-type="string">
            <text:p>Wellenlänge aus dem Plot</text:p>
          </table:table-cell>
          <table:table-cell table:number-columns-repeated="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40300" calcext:value-type="float">
            <text:p>40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]" office:value-type="float" office:value="-50" calcext:value-type="float">
            <text:p>-50</text:p>
          </table:table-cell>
          <table:table-cell table:formula="of:=[.C33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3]"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32" calcext:value-type="float">
            <text:p>132</text:p>
          </table:table-cell>
          <table:table-cell/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/>
          <table:table-cell table:formula="of:=[.A34]" office:value-type="float" office:value="-48" calcext:value-type="float">
            <text:p>-48</text:p>
          </table:table-cell>
          <table:table-cell table:formula="of:=[.C34]" office:value-type="float" office:value="11" calcext:value-type="float">
            <text:p>11</text:p>
          </table:table-cell>
          <table:table-cell table:formula="of:=[.B34]" office:value-type="float" office:value="0.5" calcext:value-type="float">
            <text:p>0,5</text:p>
          </table:table-cell>
          <table:table-cell table:formula="of:=[.D34]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5" calcext:value-type="float">
            <text:p>0,5</text:p>
          </table:table-cell>
          <table:table-cell office:value-type="float" office:value="11.6" calcext:value-type="float">
            <text:p>11,6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3.5/100" office:value-type="float" office:value="0.035" calcext:value-type="float">
            <text:p>0,035</text:p>
          </table:table-cell>
          <table:table-cell table:formula="of:=0.5/100" office:value-type="float" office:value="0.005" calcext:value-type="float">
            <text:p>0,005</text:p>
          </table:table-cell>
          <table:table-cell/>
          <table:table-cell table:formula="of:=[.A35]" office:value-type="float" office:value="-46" calcext:value-type="float">
            <text:p>-46</text:p>
          </table:table-cell>
          <table:table-cell table:formula="of:=[.C35]" office:value-type="float" office:value="11.6" calcext:value-type="float">
            <text:p>11,6</text:p>
          </table:table-cell>
          <table:table-cell table:formula="of:=[.B35]" office:value-type="float" office:value="0.5" calcext:value-type="float">
            <text:p>0,5</text:p>
          </table:table-cell>
          <table:table-cell table:formula="of:=[.D35]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0.032" calcext:value-type="float">
            <text:p>0,032</text:p>
          </table:table-cell>
          <table:table-cell table:number-columns-repeated="2"/>
          <table:table-cell table:formula="of:=[.A36]" office:value-type="float" office:value="-44" calcext:value-type="float">
            <text:p>-44</text:p>
          </table:table-cell>
          <table:table-cell table:formula="of:=[.C36]" office:value-type="float" office:value="11" calcext:value-type="float">
            <text:p>11</text:p>
          </table:table-cell>
          <table:table-cell table:formula="of:=[.B36]" office:value-type="float" office:value="0.5" calcext:value-type="float">
            <text:p>0,5</text:p>
          </table:table-cell>
          <table:table-cell table:formula="of:=[.D36]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5" calcext:value-type="float">
            <text:p>0,5</text:p>
          </table:table-cell>
          <table:table-cell office:value-type="float" office:value="11.8" calcext:value-type="float">
            <text:p>11,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38" calcext:value-type="float">
            <text:p>138</text:p>
          </table:table-cell>
          <table:table-cell table:number-columns-repeated="4"/>
          <table:table-cell table:formula="of:=[.A37]" office:value-type="float" office:value="-42" calcext:value-type="float">
            <text:p>-42</text:p>
          </table:table-cell>
          <table:table-cell table:formula="of:=[.C37]" office:value-type="float" office:value="11.8" calcext:value-type="float">
            <text:p>11,8</text:p>
          </table:table-cell>
          <table:table-cell table:formula="of:=[.B37]" office:value-type="float" office:value="0.5" calcext:value-type="float">
            <text:p>0,5</text:p>
          </table:table-cell>
          <table:table-cell table:formula="of:=[.D37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Wellenlänge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Ausbreitungsgeschwindigkeit/(m/s)</text:p>
          </table:table-cell>
          <table:table-cell office:value-type="string" calcext:value-type="string">
            <text:p>Fehler/(m/s)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5" calcext:value-type="float">
            <text:p>0,5</text:p>
          </table:table-cell>
          <table:table-cell office:value-type="float" office:value="12.6" calcext:value-type="float">
            <text:p>12,6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formula="of:=[.A38]" office:value-type="float" office:value="-40" calcext:value-type="float">
            <text:p>-40</text:p>
          </table:table-cell>
          <table:table-cell table:formula="of:=[.C38]" office:value-type="float" office:value="12.6" calcext:value-type="float">
            <text:p>12,6</text:p>
          </table:table-cell>
          <table:table-cell table:formula="of:=[.B38]" office:value-type="float" office:value="0.5" calcext:value-type="float">
            <text:p>0,5</text:p>
          </table:table-cell>
          <table:table-cell table:formula="of:=[.D38]" office:value-type="float" office:value="2" calcext:value-type="float">
            <text:p>2</text:p>
          </table:table-cell>
          <table:table-cell office:value-type="string" calcext:value-type="string">
            <text:p>Mittelwert</text:p>
          </table:table-cell>
          <table:table-cell table:formula="of:=AVERAGE([.O33:.O36])" office:value-type="float" office:value="16.5" calcext:value-type="float">
            <text:p>16,5</text:p>
          </table:table-cell>
          <table:table-cell/>
          <table:table-cell table:style-name="ce3" table:formula="of:=2*[.$G$35]*SIN(RADIANS(7))" office:value-type="float" office:value="0.00853085403836032" calcext:value-type="float">
            <text:p>0,008530854</text:p>
          </table:table-cell>
          <table:table-cell table:style-name="ce3" table:formula="of:=SQRT((2*COS(7)*2*[.G35])^2+(2*[.$H$35]*SIN(7))^2)/100" office:value-type="float" office:value="0.00105750592799882" calcext:value-type="float">
            <text:p>0,0010575059</text:p>
          </table:table-cell>
          <table:table-cell/>
          <table:table-cell table:style-name="ce3" table:formula="of:=[.Q38]*[.$G$33]" office:value-type="float" office:value="343.793417745921" calcext:value-type="float">
            <text:p>343,7934177459</text:p>
          </table:table-cell>
          <table:table-cell table:style-name="ce3" table:formula="of:=SQRT(([.R38]*[.$G$33])^2+([.$H$33]*[.Q38])^2)" office:value-type="float" office:value="42.6260262598734" calcext:value-type="float">
            <text:p>42,6260262599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formula="of:=[.A39]" office:value-type="float" office:value="-38" calcext:value-type="float">
            <text:p>-38</text:p>
          </table:table-cell>
          <table:table-cell table:formula="of:=[.C39]" office:value-type="float" office:value="13" calcext:value-type="float">
            <text:p>13</text:p>
          </table:table-cell>
          <table:table-cell table:formula="of:=[.B39]" office:value-type="float" office:value="0.5" calcext:value-type="float">
            <text:p>0,5</text:p>
          </table:table-cell>
          <table:table-cell table:formula="of:=[.D39]" office:value-type="float" office:value="2" calcext:value-type="float">
            <text:p>2</text:p>
          </table:table-cell>
          <table:table-cell office:value-type="string" calcext:value-type="string">
            <text:p>Standartabweichung</text:p>
          </table:table-cell>
          <table:table-cell table:formula="of:=STDEV([.O33:.O36] )" office:value-type="float" office:value="3" calcext:value-type="float">
            <text:p>3</text:p>
          </table:table-cell>
          <table:table-cell/>
          <table:table-cell table:formula="of:=2*[.$G$35]*SIN(RADIANS(24))" office:value-type="float" office:value="0.028471565015306" calcext:value-type="float">
            <text:p>0,02847156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[.Q39]*[.$G$33]/2" office:value-type="float" office:value="573.702035058416" calcext:value-type="float">
            <text:p>573,7020350584</text:p>
          </table:table-cell>
          <table:table-cell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5" calcext:value-type="float">
            <text:p>0,5</text:p>
          </table:table-cell>
          <table:table-cell office:value-type="float" office:value="13.8" calcext:value-type="float">
            <text:p>13,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4"/>
          <table:table-cell table:formula="of:=[.A40]" office:value-type="float" office:value="-36" calcext:value-type="float">
            <text:p>-36</text:p>
          </table:table-cell>
          <table:table-cell table:formula="of:=[.C40]" office:value-type="float" office:value="13.8" calcext:value-type="float">
            <text:p>13,8</text:p>
          </table:table-cell>
          <table:table-cell table:formula="of:=[.B40]" office:value-type="float" office:value="0.5" calcext:value-type="float">
            <text:p>0,5</text:p>
          </table:table-cell>
          <table:table-cell table:formula="of:=[.D40]" office:value-type="float" office:value="2" calcext:value-type="float">
            <text:p>2</text:p>
          </table:table-cell>
          <table:table-cell table:number-columns-repeated="3"/>
          <table:table-cell table:formula="of:=2*[.$G$35]*SIN(RADIANS(44))" office:value-type="float" office:value="0.0486260859321298" calcext:value-type="float">
            <text:p>0,0486260859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[.Q40]*[.$G$33]/3" office:value-type="float" office:value="653.21042102161" calcext:value-type="float">
            <text:p>653,2104210216</text:p>
          </table:table-cell>
          <table:table-cell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5" calcext:value-type="float">
            <text:p>0,5</text:p>
          </table:table-cell>
          <table:table-cell office:value-type="float" office:value="14.2" calcext:value-type="float">
            <text:p>14,2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formula="of:=[.A41]" office:value-type="float" office:value="-34" calcext:value-type="float">
            <text:p>-34</text:p>
          </table:table-cell>
          <table:table-cell table:formula="of:=[.C41]" office:value-type="float" office:value="14.2" calcext:value-type="float">
            <text:p>14,2</text:p>
          </table:table-cell>
          <table:table-cell table:formula="of:=[.B41]" office:value-type="float" office:value="0.5" calcext:value-type="float">
            <text:p>0,5</text:p>
          </table:table-cell>
          <table:table-cell table:formula="of:=[.D41]" office:value-type="float" office:value="2" calcext:value-type="float">
            <text:p>2</text:p>
          </table:table-cell>
          <table:table-cell table:number-columns-repeated="3"/>
          <table:table-cell table:style-name="ce3" table:formula="of:=2*[.$G$35]*SIN(RADIANS(9))" office:value-type="float" office:value="0.0109504125528162" calcext:value-type="float">
            <text:p>0,0109504126</text:p>
          </table:table-cell>
          <table:table-cell table:style-name="ce5" table:formula="of:=SQRT((2*COS(9)*2*[.G35])^2+(2*[.$H$35]*SIN(9))^2)/100" office:value-type="float" office:value="0.00127624793458715" calcext:value-type="float">
            <text:p>0,0012762479</text:p>
          </table:table-cell>
          <table:table-cell/>
          <table:table-cell table:style-name="ce3" table:formula="of:=[.Q41]*[.$G$33]" office:value-type="float" office:value="441.301625878491" calcext:value-type="float">
            <text:p>441,3016258785</text:p>
          </table:table-cell>
          <table:table-cell table:style-name="ce3" table:formula="of:=SQRT(([.R41]*[.$G$33])^2+([.$H$33]*[.Q41])^2)" office:value-type="float" office:value="51.4444475524385" calcext:value-type="float">
            <text:p>51,444447552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formula="of:=[.A42]" office:value-type="float" office:value="-32" calcext:value-type="float">
            <text:p>-32</text:p>
          </table:table-cell>
          <table:table-cell table:formula="of:=[.C42]" office:value-type="float" office:value="13" calcext:value-type="float">
            <text:p>13</text:p>
          </table:table-cell>
          <table:table-cell table:formula="of:=[.B42]" office:value-type="float" office:value="0.5" calcext:value-type="float">
            <text:p>0,5</text:p>
          </table:table-cell>
          <table:table-cell table:formula="of:=[.D42]" office:value-type="float" office:value="2" calcext:value-type="float">
            <text:p>2</text:p>
          </table:table-cell>
          <table:table-cell table:number-columns-repeated="3"/>
          <table:table-cell table:formula="of:=2*[.$G$35]*SIN(RADIANS(-30))" office:value-type="float" office:value="-0.035" calcext:value-type="float">
            <text:p>-0,035</text:p>
          </table:table-cell>
          <table:table-cell table:number-columns-repeated="2"/>
          <table:table-cell table:formula="of:=[.Q42]*[.$G$33]/3" office:value-type="float" office:value="-470.166666666667" calcext:value-type="float">
            <text:p>-470,1666666667</text:p>
          </table:table-cell>
          <table:table-cell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5" calcext:value-type="float">
            <text:p>0,5</text:p>
          </table:table-cell>
          <table:table-cell office:value-type="float" office:value="11.8" calcext:value-type="float">
            <text:p>11,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4"/>
          <table:table-cell table:formula="of:=[.A43]" office:value-type="float" office:value="-30" calcext:value-type="float">
            <text:p>-30</text:p>
          </table:table-cell>
          <table:table-cell table:formula="of:=[.C43]" office:value-type="float" office:value="11.8" calcext:value-type="float">
            <text:p>11,8</text:p>
          </table:table-cell>
          <table:table-cell table:formula="of:=[.B43]" office:value-type="float" office:value="0.5" calcext:value-type="float">
            <text:p>0,5</text:p>
          </table:table-cell>
          <table:table-cell table:formula="of:=[.D4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formula="of:=[.A44]" office:value-type="float" office:value="-28" calcext:value-type="float">
            <text:p>-28</text:p>
          </table:table-cell>
          <table:table-cell table:formula="of:=[.C44]" office:value-type="float" office:value="11" calcext:value-type="float">
            <text:p>11</text:p>
          </table:table-cell>
          <table:table-cell table:formula="of:=[.B44]" office:value-type="float" office:value="0.5" calcext:value-type="float">
            <text:p>0,5</text:p>
          </table:table-cell>
          <table:table-cell table:formula="of:=[.D44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formula="of:=[.A45]" office:value-type="float" office:value="-26" calcext:value-type="float">
            <text:p>-26</text:p>
          </table:table-cell>
          <table:table-cell table:formula="of:=[.C45]" office:value-type="float" office:value="14" calcext:value-type="float">
            <text:p>14</text:p>
          </table:table-cell>
          <table:table-cell table:formula="of:=[.B45]" office:value-type="float" office:value="0.5" calcext:value-type="float">
            <text:p>0,5</text:p>
          </table:table-cell>
          <table:table-cell table:formula="of:=[.D45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requenz 1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requenz 2</text:p>
          </table:table-cell>
          <table:table-cell office:value-type="string" calcext:value-type="string">
            <text:p>Fehler</text:p>
          </table:table-cell>
          <table:table-cell table:number-columns-repeated="2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56" calcext:value-type="float">
            <text:p>156</text:p>
          </table:table-cell>
          <table:table-cell table:number-columns-repeated="4"/>
          <table:table-cell table:formula="of:=[.A46]" office:value-type="float" office:value="-24" calcext:value-type="float">
            <text:p>-24</text:p>
          </table:table-cell>
          <table:table-cell table:formula="of:=[.C46]" office:value-type="float" office:value="17" calcext:value-type="float">
            <text:p>17</text:p>
          </table:table-cell>
          <table:table-cell table:formula="of:=[.B46]" office:value-type="float" office:value="0.5" calcext:value-type="float">
            <text:p>0,5</text:p>
          </table:table-cell>
          <table:table-cell table:formula="of:=[.D46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L14]/[.Q38]" office:value-type="float" office:value="40929.0791320479" calcext:value-type="float">
            <text:p>40929,0791320479</text:p>
          </table:table-cell>
          <table:table-cell table:style-name="ce3" table:formula="of:=SQRT(([.$M$15]/[.Q38])^2+(([.$L$15]*[.R38])/[.Q38]^2)^2)" office:value-type="float" office:value="5119.11080990966" calcext:value-type="float">
            <text:p>5119,1108099097</text:p>
          </table:table-cell>
          <table:table-cell table:style-name="ce3" table:formula="of:=[.L15]/[.Q41]" office:value-type="float" office:value="31885.5566688403" calcext:value-type="float">
            <text:p>31885,5566688403</text:p>
          </table:table-cell>
          <table:table-cell table:style-name="ce3" table:formula="of:=SQRT(([.$K$20]/[.Q38])^2+(([.$J$20]*[.R38])/[.Q38]^2)^2)" office:value-type="float" office:value="7323.422166443" calcext:value-type="float">
            <text:p>7323,422166443</text:p>
          </table:table-cell>
          <table:table-cell table:number-columns-repeated="2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5" calcext:value-type="float">
            <text:p>0,5</text:p>
          </table:table-cell>
          <table:table-cell office:value-type="float" office:value="21.6" calcext:value-type="float">
            <text:p>21,6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formula="of:=[.A47]" office:value-type="float" office:value="-22" calcext:value-type="float">
            <text:p>-22</text:p>
          </table:table-cell>
          <table:table-cell table:formula="of:=[.C47]" office:value-type="float" office:value="21.6" calcext:value-type="float">
            <text:p>21,6</text:p>
          </table:table-cell>
          <table:table-cell table:formula="of:=[.B47]" office:value-type="float" office:value="0.5" calcext:value-type="float">
            <text:p>0,5</text:p>
          </table:table-cell>
          <table:table-cell table:formula="of:=[.D47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[.J20]/[.Q38]" office:value-type="float" office:value="42785.8686080808" calcext:value-type="float">
            <text:p>42785,8686080808</text:p>
          </table:table-cell>
          <table:table-cell table:style-name="ce3" table:formula="of:=SQRT(([.$M$15]/[.Q41])^2+(([.$L$15]*[.R41])/[.Q41]^2)^2)" office:value-type="float" office:value="3753.82572475504" calcext:value-type="float">
            <text:p>3753,825724755</text:p>
          </table:table-cell>
          <table:table-cell table:style-name="ce3" table:formula="of:=[.J20]/[.Q41]" office:value-type="float" office:value="33332.0775121054" calcext:value-type="float">
            <text:p>33332,0775121054</text:p>
          </table:table-cell>
          <table:table-cell table:style-name="ce3" table:formula="of:=SQRT(([.K20]/[.Q41])^2+((([.J20]*[.R41])/[.Q41]^2)^2))" office:value-type="float" office:value="5528.90753780816" calcext:value-type="float">
            <text:p>5528,9075378082</text:p>
          </table:table-cell>
          <table:table-cell table:number-columns-repeated="2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formula="of:=[.A48]" office:value-type="float" office:value="-20" calcext:value-type="float">
            <text:p>-20</text:p>
          </table:table-cell>
          <table:table-cell table:formula="of:=[.C48]" office:value-type="float" office:value="24" calcext:value-type="float">
            <text:p>24</text:p>
          </table:table-cell>
          <table:table-cell table:formula="of:=[.B48]" office:value-type="float" office:value="0.5" calcext:value-type="float">
            <text:p>0,5</text:p>
          </table:table-cell>
          <table:table-cell table:formula="of:=[.D4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4"/>
          <table:table-cell table:formula="of:=[.A49]" office:value-type="float" office:value="-18" calcext:value-type="float">
            <text:p>-18</text:p>
          </table:table-cell>
          <table:table-cell table:formula="of:=[.C49]" office:value-type="float" office:value="23" calcext:value-type="float">
            <text:p>23</text:p>
          </table:table-cell>
          <table:table-cell table:formula="of:=[.B49]" office:value-type="float" office:value="0.5" calcext:value-type="float">
            <text:p>0,5</text:p>
          </table:table-cell>
          <table:table-cell table:formula="of:=[.D4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formula="of:=[.A50]" office:value-type="float" office:value="-16" calcext:value-type="float">
            <text:p>-16</text:p>
          </table:table-cell>
          <table:table-cell table:formula="of:=[.C50]" office:value-type="float" office:value="20" calcext:value-type="float">
            <text:p>20</text:p>
          </table:table-cell>
          <table:table-cell table:formula="of:=[.B50]" office:value-type="float" office:value="0.5" calcext:value-type="float">
            <text:p>0,5</text:p>
          </table:table-cell>
          <table:table-cell table:formula="of:=[.D5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5" calcext:value-type="float">
            <text:p>0,5</text:p>
          </table:table-cell>
          <table:table-cell office:value-type="float" office:value="16.6" calcext:value-type="float">
            <text:p>16,6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formula="of:=[.A51]" office:value-type="float" office:value="-14" calcext:value-type="float">
            <text:p>-14</text:p>
          </table:table-cell>
          <table:table-cell table:formula="of:=[.C51]" office:value-type="float" office:value="16.6" calcext:value-type="float">
            <text:p>16,6</text:p>
          </table:table-cell>
          <table:table-cell table:formula="of:=[.B51]" office:value-type="float" office:value="0.5" calcext:value-type="float">
            <text:p>0,5</text:p>
          </table:table-cell>
          <table:table-cell table:formula="of:=[.D5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4"/>
          <table:table-cell table:formula="of:=[.A52]" office:value-type="float" office:value="-12" calcext:value-type="float">
            <text:p>-12</text:p>
          </table:table-cell>
          <table:table-cell table:formula="of:=[.C52]" office:value-type="float" office:value="8" calcext:value-type="float">
            <text:p>8</text:p>
          </table:table-cell>
          <table:table-cell table:formula="of:=[.B52]" office:value-type="float" office:value="0.5" calcext:value-type="float">
            <text:p>0,5</text:p>
          </table:table-cell>
          <table:table-cell table:formula="of:=[.D5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formula="of:=[.A53]" office:value-type="float" office:value="-10" calcext:value-type="float">
            <text:p>-10</text:p>
          </table:table-cell>
          <table:table-cell table:formula="of:=[.C53]" office:value-type="float" office:value="6.4" calcext:value-type="float">
            <text:p>6,4</text:p>
          </table:table-cell>
          <table:table-cell table:formula="of:=[.B53]" office:value-type="float" office:value="0.5" calcext:value-type="float">
            <text:p>0,5</text:p>
          </table:table-cell>
          <table:table-cell table:formula="of:=[.D5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formula="of:=[.A54]" office:value-type="float" office:value="-8" calcext:value-type="float">
            <text:p>-8</text:p>
          </table:table-cell>
          <table:table-cell table:formula="of:=[.C54]" office:value-type="float" office:value="16" calcext:value-type="float">
            <text:p>16</text:p>
          </table:table-cell>
          <table:table-cell table:formula="of:=[.B54]" office:value-type="float" office:value="0.5" calcext:value-type="float">
            <text:p>0,5</text:p>
          </table:table-cell>
          <table:table-cell table:formula="of:=[.D54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74" calcext:value-type="float">
            <text:p>174</text:p>
          </table:table-cell>
          <table:table-cell table:number-columns-repeated="4"/>
          <table:table-cell table:formula="of:=[.A55]" office:value-type="float" office:value="-6" calcext:value-type="float">
            <text:p>-6</text:p>
          </table:table-cell>
          <table:table-cell table:formula="of:=[.C55]" office:value-type="float" office:value="22.4" calcext:value-type="float">
            <text:p>22,4</text:p>
          </table:table-cell>
          <table:table-cell table:formula="of:=[.B55]" office:value-type="float" office:value="0.5" calcext:value-type="float">
            <text:p>0,5</text:p>
          </table:table-cell>
          <table:table-cell table:formula="of:=[.D5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,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formula="of:=[.A56]" office:value-type="float" office:value="-4" calcext:value-type="float">
            <text:p>-4</text:p>
          </table:table-cell>
          <table:table-cell table:formula="of:=[.C56]" office:value-type="float" office:value="28" calcext:value-type="float">
            <text:p>28</text:p>
          </table:table-cell>
          <table:table-cell table:formula="of:=[.B56]" office:value-type="float" office:value="0.5" calcext:value-type="float">
            <text:p>0,5</text:p>
          </table:table-cell>
          <table:table-cell table:formula="of:=[.D5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formula="of:=[.A57]" office:value-type="float" office:value="-2" calcext:value-type="float">
            <text:p>-2</text:p>
          </table:table-cell>
          <table:table-cell table:formula="of:=[.C57]" office:value-type="float" office:value="30" calcext:value-type="float">
            <text:p>30</text:p>
          </table:table-cell>
          <table:table-cell table:formula="of:=[.B57]" office:value-type="float" office:value="0.5" calcext:value-type="float">
            <text:p>0,5</text:p>
          </table:table-cell>
          <table:table-cell table:formula="of:=[.D5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4"/>
          <table:table-cell table:formula="of:=[.A58]"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table:formula="of:=[.B58]" office:value-type="float" office:value="0.5" calcext:value-type="float">
            <text:p>0,5</text:p>
          </table:table-cell>
          <table:table-cell table:formula="of:=[.D5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7.2" calcext:value-type="float">
            <text:p>27,2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formula="of:=[.A59]" office:value-type="float" office:value="2" calcext:value-type="float">
            <text:p>2</text:p>
          </table:table-cell>
          <table:table-cell table:formula="of:=[.C59]" office:value-type="float" office:value="27.2" calcext:value-type="float">
            <text:p>27,2</text:p>
          </table:table-cell>
          <table:table-cell table:formula="of:=[.B59]" office:value-type="float" office:value="0.5" calcext:value-type="float">
            <text:p>0,5</text:p>
          </table:table-cell>
          <table:table-cell table:formula="of:=[.D5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16.8" calcext:value-type="float">
            <text:p>16,8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formula="of:=[.A60]" office:value-type="float" office:value="4" calcext:value-type="float">
            <text:p>4</text:p>
          </table:table-cell>
          <table:table-cell table:formula="of:=[.C60]" office:value-type="float" office:value="16.8" calcext:value-type="float">
            <text:p>16,8</text:p>
          </table:table-cell>
          <table:table-cell table:formula="of:=[.B60]" office:value-type="float" office:value="0.5" calcext:value-type="float">
            <text:p>0,5</text:p>
          </table:table-cell>
          <table:table-cell table:formula="of:=[.D6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6" calcext:value-type="float">
            <text:p>186</text:p>
          </table:table-cell>
          <table:table-cell table:number-columns-repeated="4"/>
          <table:table-cell table:formula="of:=[.A61]" office:value-type="float" office:value="6" calcext:value-type="float">
            <text:p>6</text:p>
          </table:table-cell>
          <table:table-cell table:formula="of:=[.C61]" office:value-type="float" office:value="6" calcext:value-type="float">
            <text:p>6</text:p>
          </table:table-cell>
          <table:table-cell table:formula="of:=[.B61]" office:value-type="float" office:value="0.5" calcext:value-type="float">
            <text:p>0,5</text:p>
          </table:table-cell>
          <table:table-cell table:formula="of:=[.D6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formula="of:=[.A62]" office:value-type="float" office:value="8" calcext:value-type="float">
            <text:p>8</text:p>
          </table:table-cell>
          <table:table-cell table:formula="of:=[.C62]" office:value-type="float" office:value="10" calcext:value-type="float">
            <text:p>10</text:p>
          </table:table-cell>
          <table:table-cell table:formula="of:=[.B62]" office:value-type="float" office:value="0.5" calcext:value-type="float">
            <text:p>0,5</text:p>
          </table:table-cell>
          <table:table-cell table:formula="of:=[.D6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formula="of:=[.A63]" office:value-type="float" office:value="10" calcext:value-type="float">
            <text:p>10</text:p>
          </table:table-cell>
          <table:table-cell table:formula="of:=[.C63]" office:value-type="float" office:value="17" calcext:value-type="float">
            <text:p>17</text:p>
          </table:table-cell>
          <table:table-cell table:formula="of:=[.B63]" office:value-type="float" office:value="0.5" calcext:value-type="float">
            <text:p>0,5</text:p>
          </table:table-cell>
          <table:table-cell table:formula="of:=[.D6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2" calcext:value-type="float">
            <text:p>192</text:p>
          </table:table-cell>
          <table:table-cell table:number-columns-repeated="4"/>
          <table:table-cell table:formula="of:=[.A64]" office:value-type="float" office:value="12" calcext:value-type="float">
            <text:p>12</text:p>
          </table:table-cell>
          <table:table-cell table:formula="of:=[.C64]" office:value-type="float" office:value="24" calcext:value-type="float">
            <text:p>24</text:p>
          </table:table-cell>
          <table:table-cell table:formula="of:=[.B64]" office:value-type="float" office:value="0.5" calcext:value-type="float">
            <text:p>0,5</text:p>
          </table:table-cell>
          <table:table-cell table:formula="of:=[.D64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formula="of:=[.A65]" office:value-type="float" office:value="14" calcext:value-type="float">
            <text:p>14</text:p>
          </table:table-cell>
          <table:table-cell table:formula="of:=[.C65]" office:value-type="float" office:value="30" calcext:value-type="float">
            <text:p>30</text:p>
          </table:table-cell>
          <table:table-cell table:formula="of:=[.B65]" office:value-type="float" office:value="0.5" calcext:value-type="float">
            <text:p>0,5</text:p>
          </table:table-cell>
          <table:table-cell table:formula="of:=[.D6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formula="of:=[.A66]" office:value-type="float" office:value="16" calcext:value-type="float">
            <text:p>16</text:p>
          </table:table-cell>
          <table:table-cell table:formula="of:=[.C66]" office:value-type="float" office:value="27" calcext:value-type="float">
            <text:p>27</text:p>
          </table:table-cell>
          <table:table-cell table:formula="of:=[.B66]" office:value-type="float" office:value="0.5" calcext:value-type="float">
            <text:p>0,5</text:p>
          </table:table-cell>
          <table:table-cell table:formula="of:=[.D6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8" calcext:value-type="float">
            <text:p>198</text:p>
          </table:table-cell>
          <table:table-cell table:number-columns-repeated="4"/>
          <table:table-cell table:formula="of:=[.A67]" office:value-type="float" office:value="18" calcext:value-type="float">
            <text:p>18</text:p>
          </table:table-cell>
          <table:table-cell table:formula="of:=[.C67]" office:value-type="float" office:value="25" calcext:value-type="float">
            <text:p>25</text:p>
          </table:table-cell>
          <table:table-cell table:formula="of:=[.B67]" office:value-type="float" office:value="0.5" calcext:value-type="float">
            <text:p>0,5</text:p>
          </table:table-cell>
          <table:table-cell table:formula="of:=[.D6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[.A68]" office:value-type="float" office:value="20" calcext:value-type="float">
            <text:p>20</text:p>
          </table:table-cell>
          <table:table-cell table:formula="of:=[.C68]" office:value-type="float" office:value="18" calcext:value-type="float">
            <text:p>18</text:p>
          </table:table-cell>
          <table:table-cell table:formula="of:=[.B68]" office:value-type="float" office:value="0.5" calcext:value-type="float">
            <text:p>0,5</text:p>
          </table:table-cell>
          <table:table-cell table:formula="of:=[.D6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table:formula="of:=[.A69]" office:value-type="float" office:value="22" calcext:value-type="float">
            <text:p>22</text:p>
          </table:table-cell>
          <table:table-cell table:formula="of:=[.C69]" office:value-type="float" office:value="12" calcext:value-type="float">
            <text:p>12</text:p>
          </table:table-cell>
          <table:table-cell table:formula="of:=[.B69]" office:value-type="float" office:value="0.5" calcext:value-type="float">
            <text:p>0,5</text:p>
          </table:table-cell>
          <table:table-cell table:formula="of:=[.D6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4" calcext:value-type="float">
            <text:p>204</text:p>
          </table:table-cell>
          <table:table-cell table:number-columns-repeated="4"/>
          <table:table-cell table:formula="of:=[.A70]" office:value-type="float" office:value="24" calcext:value-type="float">
            <text:p>24</text:p>
          </table:table-cell>
          <table:table-cell table:formula="of:=[.C70]" office:value-type="float" office:value="7" calcext:value-type="float">
            <text:p>7</text:p>
          </table:table-cell>
          <table:table-cell table:formula="of:=[.B70]" office:value-type="float" office:value="0.5" calcext:value-type="float">
            <text:p>0,5</text:p>
          </table:table-cell>
          <table:table-cell table:formula="of:=[.D7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number-columns-repeated="4"/>
          <table:table-cell table:formula="of:=[.A71]" office:value-type="float" office:value="26" calcext:value-type="float">
            <text:p>26</text:p>
          </table:table-cell>
          <table:table-cell table:formula="of:=[.C71]" office:value-type="float" office:value="10" calcext:value-type="float">
            <text:p>10</text:p>
          </table:table-cell>
          <table:table-cell table:formula="of:=[.B71]" office:value-type="float" office:value="0.5" calcext:value-type="float">
            <text:p>0,5</text:p>
          </table:table-cell>
          <table:table-cell table:formula="of:=[.D7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,5</text:p>
          </table:table-cell>
          <table:table-cell office:value-type="float" office:value="12.6" calcext:value-type="float">
            <text:p>12,6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table:number-columns-repeated="4"/>
          <table:table-cell table:formula="of:=[.A72]" office:value-type="float" office:value="28" calcext:value-type="float">
            <text:p>28</text:p>
          </table:table-cell>
          <table:table-cell table:formula="of:=[.C72]" office:value-type="float" office:value="12.6" calcext:value-type="float">
            <text:p>12,6</text:p>
          </table:table-cell>
          <table:table-cell table:formula="of:=[.B72]" office:value-type="float" office:value="0.5" calcext:value-type="float">
            <text:p>0,5</text:p>
          </table:table-cell>
          <table:table-cell table:formula="of:=[.D7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0" calcext:value-type="float">
            <text:p>210</text:p>
          </table:table-cell>
          <table:table-cell table:number-columns-repeated="4"/>
          <table:table-cell table:formula="of:=[.A73]" office:value-type="float" office:value="30" calcext:value-type="float">
            <text:p>30</text:p>
          </table:table-cell>
          <table:table-cell table:formula="of:=[.C73]" office:value-type="float" office:value="16" calcext:value-type="float">
            <text:p>16</text:p>
          </table:table-cell>
          <table:table-cell table:formula="of:=[.B73]" office:value-type="float" office:value="0.5" calcext:value-type="float">
            <text:p>0,5</text:p>
          </table:table-cell>
          <table:table-cell table:formula="of:=[.D7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[.A74]" office:value-type="float" office:value="32" calcext:value-type="float">
            <text:p>32</text:p>
          </table:table-cell>
          <table:table-cell table:formula="of:=[.C74]" office:value-type="float" office:value="18" calcext:value-type="float">
            <text:p>18</text:p>
          </table:table-cell>
          <table:table-cell table:formula="of:=[.B74]" office:value-type="float" office:value="0.5" calcext:value-type="float">
            <text:p>0,5</text:p>
          </table:table-cell>
          <table:table-cell table:formula="of:=[.D74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,5</text:p>
          </table:table-cell>
          <table:table-cell office:value-type="float" office:value="16.6" calcext:value-type="float">
            <text:p>16,6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table:formula="of:=[.A75]" office:value-type="float" office:value="34" calcext:value-type="float">
            <text:p>34</text:p>
          </table:table-cell>
          <table:table-cell table:formula="of:=[.C75]" office:value-type="float" office:value="16.6" calcext:value-type="float">
            <text:p>16,6</text:p>
          </table:table-cell>
          <table:table-cell table:formula="of:=[.B75]" office:value-type="float" office:value="0.5" calcext:value-type="float">
            <text:p>0,5</text:p>
          </table:table-cell>
          <table:table-cell table:formula="of:=[.D7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,5</text:p>
          </table:table-cell>
          <table:table-cell office:value-type="float" office:value="14.4" calcext:value-type="float">
            <text:p>14,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6" calcext:value-type="float">
            <text:p>216</text:p>
          </table:table-cell>
          <table:table-cell table:number-columns-repeated="4"/>
          <table:table-cell table:formula="of:=[.A76]" office:value-type="float" office:value="36" calcext:value-type="float">
            <text:p>36</text:p>
          </table:table-cell>
          <table:table-cell table:formula="of:=[.C76]" office:value-type="float" office:value="14.4" calcext:value-type="float">
            <text:p>14,4</text:p>
          </table:table-cell>
          <table:table-cell table:formula="of:=[.B76]" office:value-type="float" office:value="0.5" calcext:value-type="float">
            <text:p>0,5</text:p>
          </table:table-cell>
          <table:table-cell table:formula="of:=[.D7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office:value-type="float" office:value="11.4" calcext:value-type="float">
            <text:p>11,4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table:number-columns-repeated="4"/>
          <table:table-cell table:formula="of:=[.A77]" office:value-type="float" office:value="38" calcext:value-type="float">
            <text:p>38</text:p>
          </table:table-cell>
          <table:table-cell table:formula="of:=[.C77]" office:value-type="float" office:value="11.4" calcext:value-type="float">
            <text:p>11,4</text:p>
          </table:table-cell>
          <table:table-cell table:formula="of:=[.B77]" office:value-type="float" office:value="0.5" calcext:value-type="float">
            <text:p>0,5</text:p>
          </table:table-cell>
          <table:table-cell table:formula="of:=[.D7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4"/>
          <table:table-cell table:formula="of:=[.A78]" office:value-type="float" office:value="40" calcext:value-type="float">
            <text:p>40</text:p>
          </table:table-cell>
          <table:table-cell table:formula="of:=[.C78]" office:value-type="float" office:value="8" calcext:value-type="float">
            <text:p>8</text:p>
          </table:table-cell>
          <table:table-cell table:formula="of:=[.B78]" office:value-type="float" office:value="0.5" calcext:value-type="float">
            <text:p>0,5</text:p>
          </table:table-cell>
          <table:table-cell table:formula="of:=[.D7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float" office:value="6.2" calcext:value-type="float">
            <text:p>6,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22" calcext:value-type="float">
            <text:p>222</text:p>
          </table:table-cell>
          <table:table-cell table:number-columns-repeated="4"/>
          <table:table-cell table:formula="of:=[.A79]" office:value-type="float" office:value="42" calcext:value-type="float">
            <text:p>42</text:p>
          </table:table-cell>
          <table:table-cell table:formula="of:=[.C79]" office:value-type="float" office:value="6.2" calcext:value-type="float">
            <text:p>6,2</text:p>
          </table:table-cell>
          <table:table-cell table:formula="of:=[.B79]" office:value-type="float" office:value="0.5" calcext:value-type="float">
            <text:p>0,5</text:p>
          </table:table-cell>
          <table:table-cell table:formula="of:=[.D7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number-columns-repeated="4"/>
          <table:table-cell table:formula="of:=[.A80]" office:value-type="float" office:value="44" calcext:value-type="float">
            <text:p>44</text:p>
          </table:table-cell>
          <table:table-cell table:formula="of:=[.C80]" office:value-type="float" office:value="4" calcext:value-type="float">
            <text:p>4</text:p>
          </table:table-cell>
          <table:table-cell table:formula="of:=[.B80]" office:value-type="float" office:value="0.5" calcext:value-type="float">
            <text:p>0,5</text:p>
          </table:table-cell>
          <table:table-cell table:formula="of:=[.D8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table:number-columns-repeated="4"/>
          <table:table-cell table:formula="of:=[.A81]" office:value-type="float" office:value="46" calcext:value-type="float">
            <text:p>46</text:p>
          </table:table-cell>
          <table:table-cell table:formula="of:=[.C81]" office:value-type="float" office:value="5" calcext:value-type="float">
            <text:p>5</text:p>
          </table:table-cell>
          <table:table-cell table:formula="of:=[.B81]" office:value-type="float" office:value="0.5" calcext:value-type="float">
            <text:p>0,5</text:p>
          </table:table-cell>
          <table:table-cell table:formula="of:=[.D8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28" calcext:value-type="float">
            <text:p>228</text:p>
          </table:table-cell>
          <table:table-cell table:number-columns-repeated="4"/>
          <table:table-cell table:formula="of:=[.A82]" office:value-type="float" office:value="48" calcext:value-type="float">
            <text:p>48</text:p>
          </table:table-cell>
          <table:table-cell table:formula="of:=[.C82]" office:value-type="float" office:value="6" calcext:value-type="float">
            <text:p>6</text:p>
          </table:table-cell>
          <table:table-cell table:formula="of:=[.B82]" office:value-type="float" office:value="0.5" calcext:value-type="float">
            <text:p>0,5</text:p>
          </table:table-cell>
          <table:table-cell table:formula="of:=[.D8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table:formula="of:=[.A83]" office:value-type="float" office:value="50" calcext:value-type="float">
            <text:p>50</text:p>
          </table:table-cell>
          <table:table-cell table:formula="of:=[.C83]" office:value-type="float" office:value="7" calcext:value-type="float">
            <text:p>7</text:p>
          </table:table-cell>
          <table:table-cell table:formula="of:=[.B83]" office:value-type="float" office:value="0.5" calcext:value-type="float">
            <text:p>0,5</text:p>
          </table:table-cell>
          <table:table-cell table:formula="of:=[.D83]" office:value-type="float" office:value="2" calcext:value-type="float">
            <text:p>2</text:p>
          </table:table-cell>
          <table:table-cell table:number-columns-repeated="8"/>
        </table:table-row>
      </table:table>
      <table:table table:name="Tex Version" table:style-name="ta1">
        <table:table-column table:style-name="co1" table:number-columns-repeated="6" table:default-cell-style-name="Default"/>
        <table:table-column table:style-name="co1" table:number-columns-repeated="2" table:default-cell-style-name="ce6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Resonanzfrequenz/Hz</text:p>
          </table:table-cell>
          <table:table-cell office:value-type="string" calcext:value-type="string">
            <text:p>Fehler/Hz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ce6" table:formula="of:=[.B2]" office:value-type="string" office:string-value="Resonanzfrequenz/Hz" calcext:value-type="string">
            <text:p>Resonanzfrequenz/Hz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1750$(\pm 500)$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Default" office:value-type="string" calcext:value-type="string">
            <text:p>v_Luft/(m/s)</text:p>
          </table:table-cell>
          <table:table-cell table:style-name="Default"/>
          <table:table-cell table:number-columns-repeated="6"/>
          <table:table-cell table:style-name="ce6" table:formula="of:=[.B3]" office:value-type="string" office:string-value="41750$(\pm 500)$" calcext:value-type="string">
            <text:p>41750$(\pm 500)$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3660$(\pm 500)$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Default" office:value-type="float" office:value="344" calcext:value-type="float">
            <text:p>344</text:p>
          </table:table-cell>
          <table:table-cell table:style-name="Default"/>
          <table:table-cell table:number-columns-repeated="6"/>
          <table:table-cell table:style-name="ce6" table:formula="of:=[.B4]" office:value-type="string" office:string-value="53660$(\pm 500)$" calcext:value-type="string">
            <text:p>53660$(\pm 500)$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2900$(\pm 1000)$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ce6" table:formula="of:=[.B5]" office:value-type="string" office:string-value="162900$(\pm 1000)$" calcext:value-type="string">
            <text:p>162900$(\pm 1000)$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9700$(\pm 1000)$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ce6" table:formula="of:=[.B6]" office:value-type="string" office:string-value="249700$(\pm 1000)$" calcext:value-type="string">
            <text:p>249700$(\pm 1000)$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04000$(\pm 1000)$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ce6" table:formula="of:=[.B7]" office:value-type="string" office:string-value="604000$(\pm 1000)$" calcext:value-type="string">
            <text:p>604000$(\pm 1000)$</text:p>
          </table:table-cell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office:value-type="string" calcext:value-type="string">
            <text:p>f/Hz</text:p>
          </table:table-cell>
          <table:table-cell office:value-type="string" calcext:value-type="string">
            <text:p>Fehler/Hz</text:p>
          </table:table-cell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a)</text:p>
          </table:table-cell>
          <table:table-cell office:value-type="float" office:value="40600" calcext:value-type="float">
            <text:p>406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_1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L_2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 l/m</text:p>
          </table:table-cell>
          <table:table-cell table:style-name="Default" office:value-type="string" calcext:value-type="string">
            <text:p>Fehler/m</text:p>
          </table:table-cell>
          <table:table-cell table:style-name="Default"/>
          <table:table-cell office:value-type="string" calcext:value-type="string">
            <text:p>Wellenlänge/m</text:p>
          </table:table-cell>
          <table:table-cell office:value-type="string" calcext:value-type="string">
            <text:p>Fehler/m</text:p>
          </table:table-cell>
          <table:table-cell/>
          <table:table-cell office:value-type="string" calcext:value-type="string">
            <text:p>Ausbreitunggeschwindigkeit/(m/s)</text:p>
          </table:table-cell>
          <table:table-cell office:value-type="string" calcext:value-type="string">
            <text:p>Fehler/(m/s)</text:p>
          </table:table-cell>
          <table:table-cell/>
          <table:table-cell table:style-name="ce6" table:formula="of:=[.A12]" office:value-type="string" office:string-value="L_1/m" calcext:value-type="string">
            <text:p>L_1/m</text:p>
          </table:table-cell>
          <table:table-cell table:style-name="ce6" table:formula="of:=[.C12]" office:value-type="string" office:string-value="L_2/m" calcext:value-type="string">
            <text:p>L_2/m</text:p>
          </table:table-cell>
          <table:table-cell table:style-name="ce6" table:formula="of:=[.E12]" office:value-type="string" office:string-value="n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50$(\pm 0,001)$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0,453$(\pm 0,001)$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6"/>
          <table:table-cell table:style-name="ce6" table:formula="of:=[.A13]" office:value-type="string" office:string-value="0,150$(\pm 0,001)$" calcext:value-type="string">
            <text:p>0,150$(\pm 0,001)$</text:p>
          </table:table-cell>
          <table:table-cell table:style-name="ce6" table:formula="of:=[.C13]" office:value-type="string" office:string-value="0,453$(\pm 0,001)$" calcext:value-type="string">
            <text:p>0,453$(\pm 0,001)$</text:p>
          </table:table-cell>
          <table:table-cell table:style-name="ce6" table:formula="of:=[.E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5$(\pm 0,001)$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0,496$(\pm 0,001)$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table:formula="of:=[.C14]-[.C13]" office:value-type="string" office:string-value="" calcext:value-type="error">
            <text:p>#WERT!</text:p>
          </table:table-cell>
          <table:table-cell table:style-name="Default" table:formula="of:=SQRT(([.B14])^2+([.D14])^2)" office:value-type="float" office:value="0.0014142135623731" calcext:value-type="float">
            <text:p>0,0014142136</text:p>
          </table:table-cell>
          <table:table-cell table:style-name="Default"/>
          <table:table-cell table:style-name="ce3" table:formula="of:=[.F14]/[.E14]" office:value-type="string" office:string-value="" calcext:value-type="error">
            <text:p>#WERT!</text:p>
          </table:table-cell>
          <table:table-cell table:style-name="ce3" table:formula="of:=SQRT(([.G14]/[.E14])^2)" office:value-type="float" office:value="0.000282842712474619" calcext:value-type="float">
            <text:p>0,0002828427</text:p>
          </table:table-cell>
          <table:table-cell/>
          <table:table-cell table:style-name="ce3" table:formula="of:=[.$B$11]*[.I14]" office:value-type="string" office:string-value="" calcext:value-type="error">
            <text:p>#WERT!</text:p>
          </table:table-cell>
          <table:table-cell table:style-name="ce3" table:formula="of:=SQRT(([.I14]*[.$C$11])^2+([.J14]*[.$B$11])^2)" office:value-type="string" office:string-value="" calcext:value-type="error">
            <text:p>#WERT!</text:p>
          </table:table-cell>
          <table:table-cell/>
          <table:table-cell table:style-name="ce6" table:formula="of:=[.A14]" office:value-type="string" office:string-value="0,15$(\pm 0,001)$" calcext:value-type="string">
            <text:p>0,15$(\pm 0,001)$</text:p>
          </table:table-cell>
          <table:table-cell table:style-name="ce6" table:formula="of:=[.C14]" office:value-type="string" office:string-value="0,496$(\pm 0,001)$" calcext:value-type="string">
            <text:p>0,496$(\pm 0,001)$</text:p>
          </table:table-cell>
          <table:table-cell table:style-name="ce6" table:formula="of:=[.E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5$(\pm 0,001)$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0,539$(\pm 0,001)$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formula="of:=[.C15]-[.C13]" office:value-type="string" office:string-value="" calcext:value-type="error">
            <text:p>#WERT!</text:p>
          </table:table-cell>
          <table:table-cell table:style-name="Default" table:formula="of:=SQRT(([.B15])^2+([.D15])^2)" office:value-type="float" office:value="0.0014142135623731" calcext:value-type="float">
            <text:p>0,0014142136</text:p>
          </table:table-cell>
          <table:table-cell table:style-name="Default"/>
          <table:table-cell table:style-name="ce3" table:formula="of:=[.F15]/[.E15]" office:value-type="string" office:string-value="" calcext:value-type="error">
            <text:p>#WERT!</text:p>
          </table:table-cell>
          <table:table-cell table:style-name="ce3" table:formula="of:=SQRT(([.G15]/[.E15])^2)" office:value-type="float" office:value="0.00014142135623731" calcext:value-type="float">
            <text:p>0,0001414214</text:p>
          </table:table-cell>
          <table:table-cell/>
          <table:table-cell table:style-name="ce3" table:formula="of:=[.$B$11]*[.I15]" office:value-type="string" office:string-value="" calcext:value-type="error">
            <text:p>#WERT!</text:p>
          </table:table-cell>
          <table:table-cell table:style-name="ce3" table:formula="of:=SQRT(([.I15]*[.$C$11])^2+([.J15]*[.$B$11])^2)" office:value-type="string" office:string-value="" calcext:value-type="error">
            <text:p>#WERT!</text:p>
          </table:table-cell>
          <table:table-cell/>
          <table:table-cell table:style-name="ce6" table:formula="of:=[.A15]" office:value-type="string" office:string-value="0,15$(\pm 0,001)$" calcext:value-type="string">
            <text:p>0,15$(\pm 0,001)$</text:p>
          </table:table-cell>
          <table:table-cell table:style-name="ce6" table:formula="of:=[.C15]" office:value-type="string" office:string-value="0,539$(\pm 0,001)$" calcext:value-type="string">
            <text:p>0,539$(\pm 0,001)$</text:p>
          </table:table-cell>
          <table:table-cell table:style-name="ce6" table:formula="of:=[.E15]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b)</text:p>
          </table:table-cell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_1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L_2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T_1/s</text:p>
          </table:table-cell>
          <table:table-cell office:value-type="string" calcext:value-type="string">
            <text:p>Fehler/s</text:p>
          </table:table-cell>
          <table:table-cell table:style-name="Default" office:value-type="string" calcext:value-type="string">
            <text:p>T_2/s</text:p>
          </table:table-cell>
          <table:table-cell table:style-name="Default" office:value-type="string" calcext:value-type="string">
            <text:p>Fehler/s</text:p>
          </table:table-cell>
          <table:table-cell/>
          <table:table-cell office:value-type="string" calcext:value-type="string">
            <text:p>Ausbreitunggeschwindigkeit/(m/s)</text:p>
          </table:table-cell>
          <table:table-cell office:value-type="string" calcext:value-type="string">
            <text:p>Fehler/(m/s)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Hilfsterm 3</text:p>
          </table:table-cell>
          <table:table-cell office:value-type="string" calcext:value-type="string">
            <text:p>Hilfsterm 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,298$(\pm 0,001)$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0,517$(\pm 0,001)$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0,0008$(\pm 0,00005)$</text:p>
          </table:table-cell>
          <table:table-cell office:value-type="float" office:value="0.00005" calcext:value-type="float">
            <text:p>0,00005</text:p>
          </table:table-cell>
          <table:table-cell table:style-name="Default" office:value-type="string" calcext:value-type="string">
            <text:p>0,0014$(\pm 0,00005)$</text:p>
          </table:table-cell>
          <table:table-cell table:style-name="Default" office:value-type="float" office:value="0.00005" calcext:value-type="float">
            <text:p>0,00005</text:p>
          </table:table-cell>
          <table:table-cell/>
          <table:table-cell table:style-name="ce3" table:formula="of:=([.A20]-[.C20])/([.E20]-[.G20])" office:value-type="string" office:string-value="" calcext:value-type="error">
            <text:p>#WERT!</text:p>
          </table:table-cell>
          <table:table-cell table:style-name="ce3" table:formula="of:=SQRT([.M20]+[.N20]+[.O20]+[.P20])" office:value-type="string" office:string-value="" calcext:value-type="error">
            <text:p>#WERT!</text:p>
          </table:table-cell>
          <table:table-cell/>
          <table:table-cell table:formula="of:=(([.B20])/([.E20]-[.G20]))^2" office:value-type="string" office:string-value="" calcext:value-type="error">
            <text:p>#WERT!</text:p>
          </table:table-cell>
          <table:table-cell table:formula="of:=(([.D20])/([.E20]-[.G20]))^2" office:value-type="string" office:string-value="" calcext:value-type="error">
            <text:p>#WERT!</text:p>
          </table:table-cell>
          <table:table-cell table:formula="of:=(([.F20]*([.A20]-[.C20]))/([.E20]-[.G20])^2)^2" office:value-type="string" office:string-value="" calcext:value-type="error">
            <text:p>#WERT!</text:p>
          </table:table-cell>
          <table:table-cell table:formula="of:=(([.H20]*([.A20]-[.C20]))/([.E20]-[.G20])^2)^2" office:value-type="string" office:string-value="" calcext:value-type="error">
            <text:p>#WERT!</text:p>
          </table:table-cell>
          <table:table-cell/>
          <table:table-cell table:style-name="ce6" table:formula="of:=[.A19]" office:value-type="string" office:string-value="L_1/m" calcext:value-type="string">
            <text:p>L_1/m</text:p>
          </table:table-cell>
          <table:table-cell table:style-name="ce6" table:formula="of:=[.E19]" office:value-type="string" office:string-value="T_1/s" calcext:value-type="string">
            <text:p>T_1/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9"/>
          <table:table-cell table:style-name="ce6" table:formula="of:=[.A20]" office:value-type="string" office:string-value="0,298$(\pm 0,001)$" calcext:value-type="string">
            <text:p>0,298$(\pm 0,001)$</text:p>
          </table:table-cell>
          <table:table-cell table:style-name="ce6" table:formula="of:=[.E20]" office:value-type="string" office:string-value="0,0008$(\pm 0,00005)$" calcext:value-type="string">
            <text:p>0,0008$(\pm 0,00005)$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9"/>
          <table:table-cell table:style-name="ce6" table:formula="of:=[.C19]" office:value-type="string" office:string-value="L_2/m" calcext:value-type="string">
            <text:p>L_2/m</text:p>
          </table:table-cell>
          <table:table-cell table:style-name="ce6" table:formula="of:=[.G19]" office:value-type="string" office:string-value="T_2/s" calcext:value-type="string">
            <text:p>T_2/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5"/>
          <table:table-cell table:style-name="Default" table:number-columns-repeated="2"/>
          <table:table-cell table:number-columns-repeated="9"/>
          <table:table-cell table:style-name="ce6" table:formula="of:=[.C20]" office:value-type="string" office:string-value="0,517$(\pm 0,001)$" calcext:value-type="string">
            <text:p>0,517$(\pm 0,001)$</text:p>
          </table:table-cell>
          <table:table-cell table:style-name="ce6" table:formula="of:=[.G20]" office:value-type="string" office:string-value="0,0014$(\pm 0,00005)$" calcext:value-type="string">
            <text:p>0,0014$(\pm 0,00005)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and</text:p>
          </table:table-cell>
          <table:table-cell office:value-type="string" calcext:value-type="string">
            <text:p>Fehler/m</text:p>
          </table:table-cell>
          <table:table-cell table:number-columns-repeated="4"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0,3$(\pm 0,03)</text:p>
          </table:table-cell>
          <table:table-cell office:value-type="float" office:value="0.03" calcext:value-type="float">
            <text:p>0,03</text:p>
          </table:table-cell>
          <table:table-cell table:number-columns-repeated="4"/>
          <table:table-cell table:style-name="Default" table:number-columns-repeated="2"/>
          <table:table-cell table:style-name="ce6" table:formula="of:=[.A24]" office:value-type="string" office:string-value="Abstand" calcext:value-type="string">
            <text:p>Abstand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6" table:formula="of:=[.A25]" office:value-type="string" office:string-value="0,3$(\pm 0,03)" calcext:value-type="string">
            <text:p>0,3$(\pm 0,03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ufzeit/s</text:p>
          </table:table-cell>
          <table:table-cell office:value-type="string" calcext:value-type="string">
            <text:p>Fehler/s</text:p>
          </table:table-cell>
          <table:table-cell/>
          <table:table-cell office:value-type="string" calcext:value-type="string">
            <text:p>Abstand (Messung)/m</text:p>
          </table:table-cell>
          <table:table-cell office:value-type="string" calcext:value-type="string">
            <text:p>Fehler/m</text:p>
          </table:table-cell>
          <table:table-cell/>
          <table:table-cell table:style-name="Default" table:number-columns-repeated="2"/>
          <table:table-cell table:style-name="ce6" table:formula="of:=[.A27]" office:value-type="string" office:string-value="Laufzeit/s" calcext:value-type="string">
            <text:p>Laufzeit/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,0018$(\pm 0,0001)</text:p>
          </table:table-cell>
          <table:table-cell office:value-type="float" office:value="0.0001" calcext:value-type="float">
            <text:p>0,0001</text:p>
          </table:table-cell>
          <table:table-cell/>
          <table:table-cell table:style-name="ce3" table:formula="of:=([.G4]*[.A28])/2" office:value-type="string" office:string-value="" calcext:value-type="error">
            <text:p>#WERT!</text:p>
          </table:table-cell>
          <table:table-cell table:style-name="ce3" table:formula="of:=[.G4]*[.B28]/2" office:value-type="float" office:value="0.0172" calcext:value-type="float">
            <text:p>0,0172</text:p>
          </table:table-cell>
          <table:table-cell/>
          <table:table-cell table:style-name="Default" table:number-columns-repeated="2"/>
          <table:table-cell table:style-name="ce6" table:formula="of:=[.A28]" office:value-type="string" office:string-value="0,0018$(\pm 0,0001)" calcext:value-type="string">
            <text:p>0,0018$(\pm 0,0001)</text:p>
          </table:table-cell>
          <table:table-cell table:number-columns-repeated="12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Auslenkung/$^\circ$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Amplitude/mV</text:p>
          </table:table-cell>
          <table:table-cell office:value-type="string" calcext:value-type="string">
            <text:p>Fehler</text:p>
          </table:table-cell>
          <table:table-cell table:number-columns-repeated="2"/>
          <table:table-cell table:style-name="Default" office:value-type="string" calcext:value-type="string">
            <text:p>Frequenz/Hz</text:p>
          </table:table-cell>
          <table:table-cell table:style-name="Default" office:value-type="string" calcext:value-type="string">
            <text:p>Fehler/Hz</text:p>
          </table:table-cell>
          <table:table-cell/>
          <table:table-cell office:value-type="string" calcext:value-type="string">
            <text:p>Plotdaten</text:p>
          </table:table-cell>
          <table:table-cell table:number-columns-repeated="4"/>
          <table:table-cell office:value-type="string" calcext:value-type="string">
            <text:p>Wellenlänge aus dem Pl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50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$(\pm 2)$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Default" office:value-type="float" office:value="40300" calcext:value-type="float">
            <text:p>40300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table:formula="of:=[.A33]" office:value-type="string" office:string-value="-50$(\pm 0,5)$" calcext:value-type="string">
            <text:p>-50$(\pm 0,5)$</text:p>
          </table:table-cell>
          <table:table-cell table:formula="of:=[.C33]" office:value-type="string" office:string-value="10$(\pm 2)$" calcext:value-type="string">
            <text:p>10$(\pm 2)$</text:p>
          </table:table-cell>
          <table:table-cell office:value-type="float" office:value="1" calcext:value-type="float">
            <text:p>1</text:p>
          </table:table-cell>
          <table:table-cell table:formula="of:=[.D33]"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48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1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32" calcext:value-type="float">
            <text:p>132</text:p>
          </table:table-cell>
          <table:table-cell/>
          <table:table-cell table:style-name="Default" office:value-type="string" calcext:value-type="string">
            <text:p>Abstand/m</text:p>
          </table:table-cell>
          <table:table-cell table:style-name="Default" office:value-type="string" calcext:value-type="string">
            <text:p>Fehler/m</text:p>
          </table:table-cell>
          <table:table-cell/>
          <table:table-cell table:formula="of:=[.A34]" office:value-type="string" office:string-value="-48$(\pm 0,5)$" calcext:value-type="string">
            <text:p>-48$(\pm 0,5)$</text:p>
          </table:table-cell>
          <table:table-cell table:formula="of:=[.C34]" office:value-type="string" office:string-value="11$(\pm 2)$" calcext:value-type="string">
            <text:p>11$(\pm 2)$</text:p>
          </table:table-cell>
          <table:table-cell table:formula="of:=[.B34]" office:value-type="float" office:value="0.5" calcext:value-type="float">
            <text:p>0,5</text:p>
          </table:table-cell>
          <table:table-cell table:formula="of:=[.D34]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46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1,6$(\pm 2)$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Default" table:formula="of:=3.5/100" office:value-type="float" office:value="0.035" calcext:value-type="float">
            <text:p>0,035</text:p>
          </table:table-cell>
          <table:table-cell table:style-name="Default" table:formula="of:=0.5/100" office:value-type="float" office:value="0.005" calcext:value-type="float">
            <text:p>0,005</text:p>
          </table:table-cell>
          <table:table-cell/>
          <table:table-cell table:formula="of:=[.A35]" office:value-type="string" office:string-value="-46$(\pm 0,5)$" calcext:value-type="string">
            <text:p>-46$(\pm 0,5)$</text:p>
          </table:table-cell>
          <table:table-cell table:formula="of:=[.C35]" office:value-type="string" office:string-value="11,6$(\pm 2)$" calcext:value-type="string">
            <text:p>11,6$(\pm 2)$</text:p>
          </table:table-cell>
          <table:table-cell table:formula="of:=[.B35]" office:value-type="float" office:value="0.5" calcext:value-type="float">
            <text:p>0,5</text:p>
          </table:table-cell>
          <table:table-cell table:formula="of:=[.D35]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44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1$(\pm 2)$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Default" office:value-type="float" office:value="0.032" calcext:value-type="float">
            <text:p>0,032</text:p>
          </table:table-cell>
          <table:table-cell table:style-name="Default"/>
          <table:table-cell/>
          <table:table-cell table:formula="of:=[.A36]" office:value-type="string" office:string-value="-44$(\pm 0,5)$" calcext:value-type="string">
            <text:p>-44$(\pm 0,5)$</text:p>
          </table:table-cell>
          <table:table-cell table:formula="of:=[.C36]" office:value-type="string" office:string-value="11$(\pm 2)$" calcext:value-type="string">
            <text:p>11$(\pm 2)$</text:p>
          </table:table-cell>
          <table:table-cell table:formula="of:=[.B36]" office:value-type="float" office:value="0.5" calcext:value-type="float">
            <text:p>0,5</text:p>
          </table:table-cell>
          <table:table-cell table:formula="of:=[.D36]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42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1,8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38" calcext:value-type="float">
            <text:p>138</text:p>
          </table:table-cell>
          <table:table-cell/>
          <table:table-cell table:style-name="Default" table:number-columns-repeated="2"/>
          <table:table-cell/>
          <table:table-cell table:formula="of:=[.A37]" office:value-type="string" office:string-value="-42$(\pm 0,5)$" calcext:value-type="string">
            <text:p>-42$(\pm 0,5)$</text:p>
          </table:table-cell>
          <table:table-cell table:formula="of:=[.C37]" office:value-type="string" office:string-value="11,8$(\pm 2)$" calcext:value-type="string">
            <text:p>11,8$(\pm 2)$</text:p>
          </table:table-cell>
          <table:table-cell table:formula="of:=[.B37]" office:value-type="float" office:value="0.5" calcext:value-type="float">
            <text:p>0,5</text:p>
          </table:table-cell>
          <table:table-cell table:formula="of:=[.D37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Wellenlänge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Ausbreitungsgeschwindigkeit/(m/s)</text:p>
          </table:table-cell>
          <table:table-cell office:value-type="string" calcext:value-type="string">
            <text:p>Fehler/(m/s)</text:p>
          </table:table-cell>
        </table:table-row>
        <table:table-row table:style-name="ro1">
          <table:table-cell office:value-type="string" calcext:value-type="string">
            <text:p>-40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,6$(\pm 2)$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Default" table:number-columns-repeated="2"/>
          <table:table-cell/>
          <table:table-cell table:formula="of:=[.A38]" office:value-type="string" office:string-value="-40$(\pm 0,5)$" calcext:value-type="string">
            <text:p>-40$(\pm 0,5)$</text:p>
          </table:table-cell>
          <table:table-cell table:formula="of:=[.C38]" office:value-type="string" office:string-value="12,6$(\pm 2)$" calcext:value-type="string">
            <text:p>12,6$(\pm 2)$</text:p>
          </table:table-cell>
          <table:table-cell table:formula="of:=[.B38]" office:value-type="float" office:value="0.5" calcext:value-type="float">
            <text:p>0,5</text:p>
          </table:table-cell>
          <table:table-cell table:formula="of:=[.D38]" office:value-type="float" office:value="2" calcext:value-type="float">
            <text:p>2</text:p>
          </table:table-cell>
          <table:table-cell office:value-type="string" calcext:value-type="string">
            <text:p>Mittelwert</text:p>
          </table:table-cell>
          <table:table-cell table:formula="of:=AVERAGE([.O33:.O36])" office:value-type="float" office:value="16.5" calcext:value-type="float">
            <text:p>16,5</text:p>
          </table:table-cell>
          <table:table-cell/>
          <table:table-cell table:style-name="ce3" table:formula="of:=2*[.$G$35]*SIN(RADIANS(7))" office:value-type="float" office:value="0.00853085403836032" calcext:value-type="float">
            <text:p>0,008530854</text:p>
          </table:table-cell>
          <table:table-cell table:style-name="ce3" table:formula="of:=SQRT((2*COS(7)*2*[.G35])^2+(2*[.$H$35]*SIN(7))^2)/100" office:value-type="float" office:value="0.00105750592799882" calcext:value-type="float">
            <text:p>0,0010575059</text:p>
          </table:table-cell>
          <table:table-cell/>
          <table:table-cell table:style-name="ce3" table:formula="of:=[.Q38]*[.$G$33]" office:value-type="float" office:value="343.793417745921" calcext:value-type="float">
            <text:p>343,7934177459</text:p>
          </table:table-cell>
          <table:table-cell table:style-name="ce3" table:formula="of:=SQRT(([.R38]*[.$G$33])^2+([.$H$33]*[.Q38])^2)" office:value-type="float" office:value="42.6260262598734" calcext:value-type="float">
            <text:p>42,6260262599</text:p>
          </table:table-cell>
        </table:table-row>
        <table:table-row table:style-name="ro1">
          <table:table-cell office:value-type="string" calcext:value-type="string">
            <text:p>-38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3$(\pm 2)$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Default" table:number-columns-repeated="2"/>
          <table:table-cell/>
          <table:table-cell table:formula="of:=[.A39]" office:value-type="string" office:string-value="-38$(\pm 0,5)$" calcext:value-type="string">
            <text:p>-38$(\pm 0,5)$</text:p>
          </table:table-cell>
          <table:table-cell table:formula="of:=[.C39]" office:value-type="string" office:string-value="13$(\pm 2)$" calcext:value-type="string">
            <text:p>13$(\pm 2)$</text:p>
          </table:table-cell>
          <table:table-cell table:formula="of:=[.B39]" office:value-type="float" office:value="0.5" calcext:value-type="float">
            <text:p>0,5</text:p>
          </table:table-cell>
          <table:table-cell table:formula="of:=[.D39]" office:value-type="float" office:value="2" calcext:value-type="float">
            <text:p>2</text:p>
          </table:table-cell>
          <table:table-cell office:value-type="string" calcext:value-type="string">
            <text:p>Standartabweichung</text:p>
          </table:table-cell>
          <table:table-cell table:formula="of:=STDEV([.O33:.O36] )" office:value-type="float" office:value="3" calcext:value-type="float">
            <text:p>3</text:p>
          </table:table-cell>
          <table:table-cell/>
          <table:table-cell table:formula="of:=2*[.$G$35]*SIN(RADIANS(24))" office:value-type="float" office:value="0.028471565015306" calcext:value-type="float">
            <text:p>0,02847156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[.Q39]*[.$G$33]/2" office:value-type="float" office:value="573.702035058416" calcext:value-type="float">
            <text:p>573,7020350584</text:p>
          </table:table-cell>
          <table:table-cell/>
        </table:table-row>
        <table:table-row table:style-name="ro1">
          <table:table-cell office:value-type="string" calcext:value-type="string">
            <text:p>-36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3,8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44" calcext:value-type="float">
            <text:p>144</text:p>
          </table:table-cell>
          <table:table-cell/>
          <table:table-cell table:formula="of:=[.A32]" office:value-type="string" office:string-value="Auslenkung/$^\circ$" calcext:value-type="string">
            <text:p>Auslenkung/$^\circ$</text:p>
          </table:table-cell>
          <table:table-cell table:formula="of:=[.C32]" office:value-type="string" office:string-value="Amplitude/mV" calcext:value-type="string">
            <text:p>Amplitude/mV</text:p>
          </table:table-cell>
          <table:table-cell/>
          <table:table-cell table:formula="of:=[.A40]" office:value-type="string" office:string-value="-36$(\pm 0,5)$" calcext:value-type="string">
            <text:p>-36$(\pm 0,5)$</text:p>
          </table:table-cell>
          <table:table-cell table:formula="of:=[.C40]" office:value-type="string" office:string-value="13,8$(\pm 2)$" calcext:value-type="string">
            <text:p>13,8$(\pm 2)$</text:p>
          </table:table-cell>
          <table:table-cell table:formula="of:=[.B40]" office:value-type="float" office:value="0.5" calcext:value-type="float">
            <text:p>0,5</text:p>
          </table:table-cell>
          <table:table-cell table:formula="of:=[.D40]" office:value-type="float" office:value="2" calcext:value-type="float">
            <text:p>2</text:p>
          </table:table-cell>
          <table:table-cell table:number-columns-repeated="3"/>
          <table:table-cell table:formula="of:=2*[.$G$35]*SIN(RADIANS(44))" office:value-type="float" office:value="0.0486260859321298" calcext:value-type="float">
            <text:p>0,0486260859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[.Q40]*[.$G$33]/3" office:value-type="float" office:value="653.21042102161" calcext:value-type="float">
            <text:p>653,2104210216</text:p>
          </table:table-cell>
          <table:table-cell/>
        </table:table-row>
        <table:table-row table:style-name="ro1">
          <table:table-cell office:value-type="string" calcext:value-type="string">
            <text:p>-34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4,2$(\pm 2)$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A33]" office:value-type="string" office:string-value="-50$(\pm 0,5)$" calcext:value-type="string">
            <text:p>-50$(\pm 0,5)$</text:p>
          </table:table-cell>
          <table:table-cell table:formula="of:=[.C33]" office:value-type="string" office:string-value="10$(\pm 2)$" calcext:value-type="string">
            <text:p>10$(\pm 2)$</text:p>
          </table:table-cell>
          <table:table-cell/>
          <table:table-cell table:formula="of:=[.A41]" office:value-type="string" office:string-value="-34$(\pm 0,5)$" calcext:value-type="string">
            <text:p>-34$(\pm 0,5)$</text:p>
          </table:table-cell>
          <table:table-cell table:formula="of:=[.C41]" office:value-type="string" office:string-value="14,2$(\pm 2)$" calcext:value-type="string">
            <text:p>14,2$(\pm 2)$</text:p>
          </table:table-cell>
          <table:table-cell table:formula="of:=[.B41]" office:value-type="float" office:value="0.5" calcext:value-type="float">
            <text:p>0,5</text:p>
          </table:table-cell>
          <table:table-cell table:formula="of:=[.D41]" office:value-type="float" office:value="2" calcext:value-type="float">
            <text:p>2</text:p>
          </table:table-cell>
          <table:table-cell table:number-columns-repeated="3"/>
          <table:table-cell table:style-name="ce3" table:formula="of:=2*[.$G$35]*SIN(RADIANS(9))" office:value-type="float" office:value="0.0109504125528162" calcext:value-type="float">
            <text:p>0,0109504126</text:p>
          </table:table-cell>
          <table:table-cell table:style-name="ce5" table:formula="of:=SQRT((2*COS(9)*2*[.G35])^2+(2*[.$H$35]*SIN(9))^2)/100" office:value-type="float" office:value="0.00127624793458715" calcext:value-type="float">
            <text:p>0,0012762479</text:p>
          </table:table-cell>
          <table:table-cell/>
          <table:table-cell table:style-name="ce3" table:formula="of:=[.Q41]*[.$G$33]" office:value-type="float" office:value="441.301625878491" calcext:value-type="float">
            <text:p>441,3016258785</text:p>
          </table:table-cell>
          <table:table-cell table:style-name="ce3" table:formula="of:=SQRT(([.R41]*[.$G$33])^2+([.$H$33]*[.Q41])^2)" office:value-type="float" office:value="51.4444475524385" calcext:value-type="float">
            <text:p>51,4444475524</text:p>
          </table:table-cell>
        </table:table-row>
        <table:table-row table:style-name="ro1">
          <table:table-cell office:value-type="string" calcext:value-type="string">
            <text:p>-32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3$(\pm 2)$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A34]" office:value-type="string" office:string-value="-48$(\pm 0,5)$" calcext:value-type="string">
            <text:p>-48$(\pm 0,5)$</text:p>
          </table:table-cell>
          <table:table-cell table:formula="of:=[.C34]" office:value-type="string" office:string-value="11$(\pm 2)$" calcext:value-type="string">
            <text:p>11$(\pm 2)$</text:p>
          </table:table-cell>
          <table:table-cell/>
          <table:table-cell table:formula="of:=[.A42]" office:value-type="string" office:string-value="-32$(\pm 0,5)$" calcext:value-type="string">
            <text:p>-32$(\pm 0,5)$</text:p>
          </table:table-cell>
          <table:table-cell table:formula="of:=[.C42]" office:value-type="string" office:string-value="13$(\pm 2)$" calcext:value-type="string">
            <text:p>13$(\pm 2)$</text:p>
          </table:table-cell>
          <table:table-cell table:formula="of:=[.B42]" office:value-type="float" office:value="0.5" calcext:value-type="float">
            <text:p>0,5</text:p>
          </table:table-cell>
          <table:table-cell table:formula="of:=[.D42]" office:value-type="float" office:value="2" calcext:value-type="float">
            <text:p>2</text:p>
          </table:table-cell>
          <table:table-cell table:number-columns-repeated="3"/>
          <table:table-cell table:formula="of:=2*[.$G$35]*SIN(RADIANS(-30))" office:value-type="float" office:value="-0.035" calcext:value-type="float">
            <text:p>-0,035</text:p>
          </table:table-cell>
          <table:table-cell table:number-columns-repeated="2"/>
          <table:table-cell table:formula="of:=[.Q42]*[.$G$33]/3" office:value-type="float" office:value="-470.166666666667" calcext:value-type="float">
            <text:p>-470,1666666667</text:p>
          </table:table-cell>
          <table:table-cell/>
        </table:table-row>
        <table:table-row table:style-name="ro1">
          <table:table-cell office:value-type="string" calcext:value-type="string">
            <text:p>-30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1,8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50" calcext:value-type="float">
            <text:p>150</text:p>
          </table:table-cell>
          <table:table-cell/>
          <table:table-cell table:formula="of:=[.A35]" office:value-type="string" office:string-value="-46$(\pm 0,5)$" calcext:value-type="string">
            <text:p>-46$(\pm 0,5)$</text:p>
          </table:table-cell>
          <table:table-cell table:formula="of:=[.C35]" office:value-type="string" office:string-value="11,6$(\pm 2)$" calcext:value-type="string">
            <text:p>11,6$(\pm 2)$</text:p>
          </table:table-cell>
          <table:table-cell/>
          <table:table-cell table:formula="of:=[.A43]" office:value-type="string" office:string-value="-30$(\pm 0,5)$" calcext:value-type="string">
            <text:p>-30$(\pm 0,5)$</text:p>
          </table:table-cell>
          <table:table-cell table:formula="of:=[.C43]" office:value-type="string" office:string-value="11,8$(\pm 2)$" calcext:value-type="string">
            <text:p>11,8$(\pm 2)$</text:p>
          </table:table-cell>
          <table:table-cell table:formula="of:=[.B43]" office:value-type="float" office:value="0.5" calcext:value-type="float">
            <text:p>0,5</text:p>
          </table:table-cell>
          <table:table-cell table:formula="of:=[.D4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8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1$(\pm 2)$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36]" office:value-type="string" office:string-value="-44$(\pm 0,5)$" calcext:value-type="string">
            <text:p>-44$(\pm 0,5)$</text:p>
          </table:table-cell>
          <table:table-cell table:formula="of:=[.C36]" office:value-type="string" office:string-value="11$(\pm 2)$" calcext:value-type="string">
            <text:p>11$(\pm 2)$</text:p>
          </table:table-cell>
          <table:table-cell/>
          <table:table-cell table:formula="of:=[.A44]" office:value-type="string" office:string-value="-28$(\pm 0,5)$" calcext:value-type="string">
            <text:p>-28$(\pm 0,5)$</text:p>
          </table:table-cell>
          <table:table-cell table:formula="of:=[.C44]" office:value-type="string" office:string-value="11$(\pm 2)$" calcext:value-type="string">
            <text:p>11$(\pm 2)$</text:p>
          </table:table-cell>
          <table:table-cell table:formula="of:=[.B44]" office:value-type="float" office:value="0.5" calcext:value-type="float">
            <text:p>0,5</text:p>
          </table:table-cell>
          <table:table-cell table:formula="of:=[.D44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6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4$(\pm 2)$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A37]" office:value-type="string" office:string-value="-42$(\pm 0,5)$" calcext:value-type="string">
            <text:p>-42$(\pm 0,5)$</text:p>
          </table:table-cell>
          <table:table-cell table:formula="of:=[.C37]" office:value-type="string" office:string-value="11,8$(\pm 2)$" calcext:value-type="string">
            <text:p>11,8$(\pm 2)$</text:p>
          </table:table-cell>
          <table:table-cell/>
          <table:table-cell table:formula="of:=[.A45]" office:value-type="string" office:string-value="-26$(\pm 0,5)$" calcext:value-type="string">
            <text:p>-26$(\pm 0,5)$</text:p>
          </table:table-cell>
          <table:table-cell table:formula="of:=[.C45]" office:value-type="string" office:string-value="14$(\pm 2)$" calcext:value-type="string">
            <text:p>14$(\pm 2)$</text:p>
          </table:table-cell>
          <table:table-cell table:formula="of:=[.B45]" office:value-type="float" office:value="0.5" calcext:value-type="float">
            <text:p>0,5</text:p>
          </table:table-cell>
          <table:table-cell table:formula="of:=[.D45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requenz 1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requenz 2</text:p>
          </table:table-cell>
          <table:table-cell office:value-type="string" calcext:value-type="string">
            <text:p>Feh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24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7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56" calcext:value-type="float">
            <text:p>156</text:p>
          </table:table-cell>
          <table:table-cell/>
          <table:table-cell table:formula="of:=[.A38]" office:value-type="string" office:string-value="-40$(\pm 0,5)$" calcext:value-type="string">
            <text:p>-40$(\pm 0,5)$</text:p>
          </table:table-cell>
          <table:table-cell table:formula="of:=[.C38]" office:value-type="string" office:string-value="12,6$(\pm 2)$" calcext:value-type="string">
            <text:p>12,6$(\pm 2)$</text:p>
          </table:table-cell>
          <table:table-cell/>
          <table:table-cell table:formula="of:=[.A46]" office:value-type="string" office:string-value="-24$(\pm 0,5)$" calcext:value-type="string">
            <text:p>-24$(\pm 0,5)$</text:p>
          </table:table-cell>
          <table:table-cell table:formula="of:=[.C46]" office:value-type="string" office:string-value="17$(\pm 2)$" calcext:value-type="string">
            <text:p>17$(\pm 2)$</text:p>
          </table:table-cell>
          <table:table-cell table:formula="of:=[.B46]" office:value-type="float" office:value="0.5" calcext:value-type="float">
            <text:p>0,5</text:p>
          </table:table-cell>
          <table:table-cell table:formula="of:=[.D46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L14]/[.Q38]" office:value-type="string" office:string-value="" calcext:value-type="error">
            <text:p>#WERT!</text:p>
          </table:table-cell>
          <table:table-cell table:style-name="ce3" table:formula="of:=SQRT(([.$M$15]/[.Q38])^2+(([.$L$15]*[.R38])/[.Q38]^2)^2)" office:value-type="string" office:string-value="" calcext:value-type="error">
            <text:p>#WERT!</text:p>
          </table:table-cell>
          <table:table-cell table:style-name="ce3" table:formula="of:=[.L15]/[.Q41]" office:value-type="string" office:string-value="" calcext:value-type="error">
            <text:p>#WERT!</text:p>
          </table:table-cell>
          <table:table-cell table:style-name="ce3" table:formula="of:=SQRT(([.$K$20]/[.Q38])^2+(([.$J$20]*[.R38])/[.Q38]^2)^2)" office:value-type="string" office:string-value="" calcext:value-type="error">
            <text:p>#WERT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22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1,6$(\pm 2)$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A39]" office:value-type="string" office:string-value="-38$(\pm 0,5)$" calcext:value-type="string">
            <text:p>-38$(\pm 0,5)$</text:p>
          </table:table-cell>
          <table:table-cell table:formula="of:=[.C39]" office:value-type="string" office:string-value="13$(\pm 2)$" calcext:value-type="string">
            <text:p>13$(\pm 2)$</text:p>
          </table:table-cell>
          <table:table-cell/>
          <table:table-cell table:formula="of:=[.A47]" office:value-type="string" office:string-value="-22$(\pm 0,5)$" calcext:value-type="string">
            <text:p>-22$(\pm 0,5)$</text:p>
          </table:table-cell>
          <table:table-cell table:formula="of:=[.C47]" office:value-type="string" office:string-value="21,6$(\pm 2)$" calcext:value-type="string">
            <text:p>21,6$(\pm 2)$</text:p>
          </table:table-cell>
          <table:table-cell table:formula="of:=[.B47]" office:value-type="float" office:value="0.5" calcext:value-type="float">
            <text:p>0,5</text:p>
          </table:table-cell>
          <table:table-cell table:formula="of:=[.D47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[.J20]/[.Q38]" office:value-type="string" office:string-value="" calcext:value-type="error">
            <text:p>#WERT!</text:p>
          </table:table-cell>
          <table:table-cell table:style-name="ce3" table:formula="of:=SQRT(([.$M$15]/[.Q41])^2+(([.$L$15]*[.R41])/[.Q41]^2)^2)" office:value-type="string" office:string-value="" calcext:value-type="error">
            <text:p>#WERT!</text:p>
          </table:table-cell>
          <table:table-cell table:style-name="ce3" table:formula="of:=[.J20]/[.Q41]" office:value-type="string" office:string-value="" calcext:value-type="error">
            <text:p>#WERT!</text:p>
          </table:table-cell>
          <table:table-cell table:style-name="ce3" table:formula="of:=SQRT(([.K20]/[.Q41])^2+((([.J20]*[.R41])/[.Q41]^2)^2))" office:value-type="string" office:string-value="" calcext:value-type="error">
            <text:p>#WERT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20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4$(\pm 2)$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40]" office:value-type="string" office:string-value="-36$(\pm 0,5)$" calcext:value-type="string">
            <text:p>-36$(\pm 0,5)$</text:p>
          </table:table-cell>
          <table:table-cell table:formula="of:=[.C40]" office:value-type="string" office:string-value="13,8$(\pm 2)$" calcext:value-type="string">
            <text:p>13,8$(\pm 2)$</text:p>
          </table:table-cell>
          <table:table-cell/>
          <table:table-cell table:formula="of:=[.A48]" office:value-type="string" office:string-value="-20$(\pm 0,5)$" calcext:value-type="string">
            <text:p>-20$(\pm 0,5)$</text:p>
          </table:table-cell>
          <table:table-cell table:formula="of:=[.C48]" office:value-type="string" office:string-value="24$(\pm 2)$" calcext:value-type="string">
            <text:p>24$(\pm 2)$</text:p>
          </table:table-cell>
          <table:table-cell table:formula="of:=[.B48]" office:value-type="float" office:value="0.5" calcext:value-type="float">
            <text:p>0,5</text:p>
          </table:table-cell>
          <table:table-cell table:formula="of:=[.D4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8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3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2" calcext:value-type="float">
            <text:p>162</text:p>
          </table:table-cell>
          <table:table-cell/>
          <table:table-cell table:formula="of:=[.A41]" office:value-type="string" office:string-value="-34$(\pm 0,5)$" calcext:value-type="string">
            <text:p>-34$(\pm 0,5)$</text:p>
          </table:table-cell>
          <table:table-cell table:formula="of:=[.C41]" office:value-type="string" office:string-value="14,2$(\pm 2)$" calcext:value-type="string">
            <text:p>14,2$(\pm 2)$</text:p>
          </table:table-cell>
          <table:table-cell/>
          <table:table-cell table:formula="of:=[.A49]" office:value-type="string" office:string-value="-18$(\pm 0,5)$" calcext:value-type="string">
            <text:p>-18$(\pm 0,5)$</text:p>
          </table:table-cell>
          <table:table-cell table:formula="of:=[.C49]" office:value-type="string" office:string-value="23$(\pm 2)$" calcext:value-type="string">
            <text:p>23$(\pm 2)$</text:p>
          </table:table-cell>
          <table:table-cell table:formula="of:=[.B49]" office:value-type="float" office:value="0.5" calcext:value-type="float">
            <text:p>0,5</text:p>
          </table:table-cell>
          <table:table-cell table:formula="of:=[.D4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6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$(\pm 2)$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A42]" office:value-type="string" office:string-value="-32$(\pm 0,5)$" calcext:value-type="string">
            <text:p>-32$(\pm 0,5)$</text:p>
          </table:table-cell>
          <table:table-cell table:formula="of:=[.C42]" office:value-type="string" office:string-value="13$(\pm 2)$" calcext:value-type="string">
            <text:p>13$(\pm 2)$</text:p>
          </table:table-cell>
          <table:table-cell/>
          <table:table-cell table:formula="of:=[.A50]" office:value-type="string" office:string-value="-16$(\pm 0,5)$" calcext:value-type="string">
            <text:p>-16$(\pm 0,5)$</text:p>
          </table:table-cell>
          <table:table-cell table:formula="of:=[.C50]" office:value-type="string" office:string-value="20$(\pm 2)$" calcext:value-type="string">
            <text:p>20$(\pm 2)$</text:p>
          </table:table-cell>
          <table:table-cell table:formula="of:=[.B50]" office:value-type="float" office:value="0.5" calcext:value-type="float">
            <text:p>0,5</text:p>
          </table:table-cell>
          <table:table-cell table:formula="of:=[.D5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4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6,6$(\pm 2)$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A43]" office:value-type="string" office:string-value="-30$(\pm 0,5)$" calcext:value-type="string">
            <text:p>-30$(\pm 0,5)$</text:p>
          </table:table-cell>
          <table:table-cell table:formula="of:=[.C43]" office:value-type="string" office:string-value="11,8$(\pm 2)$" calcext:value-type="string">
            <text:p>11,8$(\pm 2)$</text:p>
          </table:table-cell>
          <table:table-cell/>
          <table:table-cell table:formula="of:=[.A51]" office:value-type="string" office:string-value="-14$(\pm 0,5)$" calcext:value-type="string">
            <text:p>-14$(\pm 0,5)$</text:p>
          </table:table-cell>
          <table:table-cell table:formula="of:=[.C51]" office:value-type="string" office:string-value="16,6$(\pm 2)$" calcext:value-type="string">
            <text:p>16,6$(\pm 2)$</text:p>
          </table:table-cell>
          <table:table-cell table:formula="of:=[.B51]" office:value-type="float" office:value="0.5" calcext:value-type="float">
            <text:p>0,5</text:p>
          </table:table-cell>
          <table:table-cell table:formula="of:=[.D5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2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8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8" calcext:value-type="float">
            <text:p>168</text:p>
          </table:table-cell>
          <table:table-cell/>
          <table:table-cell table:formula="of:=[.A44]" office:value-type="string" office:string-value="-28$(\pm 0,5)$" calcext:value-type="string">
            <text:p>-28$(\pm 0,5)$</text:p>
          </table:table-cell>
          <table:table-cell table:formula="of:=[.C44]" office:value-type="string" office:string-value="11$(\pm 2)$" calcext:value-type="string">
            <text:p>11$(\pm 2)$</text:p>
          </table:table-cell>
          <table:table-cell/>
          <table:table-cell table:formula="of:=[.A52]" office:value-type="string" office:string-value="-12$(\pm 0,5)$" calcext:value-type="string">
            <text:p>-12$(\pm 0,5)$</text:p>
          </table:table-cell>
          <table:table-cell table:formula="of:=[.C52]" office:value-type="string" office:string-value="8$(\pm 2)$" calcext:value-type="string">
            <text:p>8$(\pm 2)$</text:p>
          </table:table-cell>
          <table:table-cell table:formula="of:=[.B52]" office:value-type="float" office:value="0.5" calcext:value-type="float">
            <text:p>0,5</text:p>
          </table:table-cell>
          <table:table-cell table:formula="of:=[.D5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0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,4$(\pm 2)$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A45]" office:value-type="string" office:string-value="-26$(\pm 0,5)$" calcext:value-type="string">
            <text:p>-26$(\pm 0,5)$</text:p>
          </table:table-cell>
          <table:table-cell table:formula="of:=[.C45]" office:value-type="string" office:string-value="14$(\pm 2)$" calcext:value-type="string">
            <text:p>14$(\pm 2)$</text:p>
          </table:table-cell>
          <table:table-cell/>
          <table:table-cell table:formula="of:=[.A53]" office:value-type="string" office:string-value="-10$(\pm 0,5)$" calcext:value-type="string">
            <text:p>-10$(\pm 0,5)$</text:p>
          </table:table-cell>
          <table:table-cell table:formula="of:=[.C53]" office:value-type="string" office:string-value="6,4$(\pm 2)$" calcext:value-type="string">
            <text:p>6,4$(\pm 2)$</text:p>
          </table:table-cell>
          <table:table-cell table:formula="of:=[.B53]" office:value-type="float" office:value="0.5" calcext:value-type="float">
            <text:p>0,5</text:p>
          </table:table-cell>
          <table:table-cell table:formula="of:=[.D5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8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6$(\pm 2)$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A46]" office:value-type="string" office:string-value="-24$(\pm 0,5)$" calcext:value-type="string">
            <text:p>-24$(\pm 0,5)$</text:p>
          </table:table-cell>
          <table:table-cell table:formula="of:=[.C46]" office:value-type="string" office:string-value="17$(\pm 2)$" calcext:value-type="string">
            <text:p>17$(\pm 2)$</text:p>
          </table:table-cell>
          <table:table-cell/>
          <table:table-cell table:formula="of:=[.A54]" office:value-type="string" office:string-value="-8$(\pm 0,5)$" calcext:value-type="string">
            <text:p>-8$(\pm 0,5)$</text:p>
          </table:table-cell>
          <table:table-cell table:formula="of:=[.C54]" office:value-type="string" office:string-value="16$(\pm 2)$" calcext:value-type="string">
            <text:p>16$(\pm 2)$</text:p>
          </table:table-cell>
          <table:table-cell table:formula="of:=[.B54]" office:value-type="float" office:value="0.5" calcext:value-type="float">
            <text:p>0,5</text:p>
          </table:table-cell>
          <table:table-cell table:formula="of:=[.D54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6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2,4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74" calcext:value-type="float">
            <text:p>174</text:p>
          </table:table-cell>
          <table:table-cell/>
          <table:table-cell table:formula="of:=[.A47]" office:value-type="string" office:string-value="-22$(\pm 0,5)$" calcext:value-type="string">
            <text:p>-22$(\pm 0,5)$</text:p>
          </table:table-cell>
          <table:table-cell table:formula="of:=[.C47]" office:value-type="string" office:string-value="21,6$(\pm 2)$" calcext:value-type="string">
            <text:p>21,6$(\pm 2)$</text:p>
          </table:table-cell>
          <table:table-cell/>
          <table:table-cell table:formula="of:=[.A55]" office:value-type="string" office:string-value="-6$(\pm 0,5)$" calcext:value-type="string">
            <text:p>-6$(\pm 0,5)$</text:p>
          </table:table-cell>
          <table:table-cell table:formula="of:=[.C55]" office:value-type="string" office:string-value="22,4$(\pm 2)$" calcext:value-type="string">
            <text:p>22,4$(\pm 2)$</text:p>
          </table:table-cell>
          <table:table-cell table:formula="of:=[.B55]" office:value-type="float" office:value="0.5" calcext:value-type="float">
            <text:p>0,5</text:p>
          </table:table-cell>
          <table:table-cell table:formula="of:=[.D5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4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8$(\pm 2)$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8]" office:value-type="string" office:string-value="-20$(\pm 0,5)$" calcext:value-type="string">
            <text:p>-20$(\pm 0,5)$</text:p>
          </table:table-cell>
          <table:table-cell table:formula="of:=[.C48]" office:value-type="string" office:string-value="24$(\pm 2)$" calcext:value-type="string">
            <text:p>24$(\pm 2)$</text:p>
          </table:table-cell>
          <table:table-cell/>
          <table:table-cell table:formula="of:=[.A56]" office:value-type="string" office:string-value="-4$(\pm 0,5)$" calcext:value-type="string">
            <text:p>-4$(\pm 0,5)$</text:p>
          </table:table-cell>
          <table:table-cell table:formula="of:=[.C56]" office:value-type="string" office:string-value="28$(\pm 2)$" calcext:value-type="string">
            <text:p>28$(\pm 2)$</text:p>
          </table:table-cell>
          <table:table-cell table:formula="of:=[.B56]" office:value-type="float" office:value="0.5" calcext:value-type="float">
            <text:p>0,5</text:p>
          </table:table-cell>
          <table:table-cell table:formula="of:=[.D5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2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$(\pm 2)$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A49]" office:value-type="string" office:string-value="-18$(\pm 0,5)$" calcext:value-type="string">
            <text:p>-18$(\pm 0,5)$</text:p>
          </table:table-cell>
          <table:table-cell table:formula="of:=[.C49]" office:value-type="string" office:string-value="23$(\pm 2)$" calcext:value-type="string">
            <text:p>23$(\pm 2)$</text:p>
          </table:table-cell>
          <table:table-cell/>
          <table:table-cell table:formula="of:=[.A57]" office:value-type="string" office:string-value="-2$(\pm 0,5)$" calcext:value-type="string">
            <text:p>-2$(\pm 0,5)$</text:p>
          </table:table-cell>
          <table:table-cell table:formula="of:=[.C57]" office:value-type="string" office:string-value="30$(\pm 2)$" calcext:value-type="string">
            <text:p>30$(\pm 2)$</text:p>
          </table:table-cell>
          <table:table-cell table:formula="of:=[.B57]" office:value-type="float" office:value="0.5" calcext:value-type="float">
            <text:p>0,5</text:p>
          </table:table-cell>
          <table:table-cell table:formula="of:=[.D5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4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0" calcext:value-type="float">
            <text:p>180</text:p>
          </table:table-cell>
          <table:table-cell/>
          <table:table-cell table:formula="of:=[.A50]" office:value-type="string" office:string-value="-16$(\pm 0,5)$" calcext:value-type="string">
            <text:p>-16$(\pm 0,5)$</text:p>
          </table:table-cell>
          <table:table-cell table:formula="of:=[.C50]" office:value-type="string" office:string-value="20$(\pm 2)$" calcext:value-type="string">
            <text:p>20$(\pm 2)$</text:p>
          </table:table-cell>
          <table:table-cell/>
          <table:table-cell table:formula="of:=[.A58]" office:value-type="string" office:string-value="0$(\pm 0,5)$" calcext:value-type="string">
            <text:p>0$(\pm 0,5)$</text:p>
          </table:table-cell>
          <table:table-cell table:formula="of:=[.C58]" office:value-type="string" office:string-value="34$(\pm 2)$" calcext:value-type="string">
            <text:p>34$(\pm 2)$</text:p>
          </table:table-cell>
          <table:table-cell table:formula="of:=[.B58]" office:value-type="float" office:value="0.5" calcext:value-type="float">
            <text:p>0,5</text:p>
          </table:table-cell>
          <table:table-cell table:formula="of:=[.D5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7,2$(\pm 2)$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A51]" office:value-type="string" office:string-value="-14$(\pm 0,5)$" calcext:value-type="string">
            <text:p>-14$(\pm 0,5)$</text:p>
          </table:table-cell>
          <table:table-cell table:formula="of:=[.C51]" office:value-type="string" office:string-value="16,6$(\pm 2)$" calcext:value-type="string">
            <text:p>16,6$(\pm 2)$</text:p>
          </table:table-cell>
          <table:table-cell/>
          <table:table-cell table:formula="of:=[.A59]" office:value-type="string" office:string-value="2$(\pm 0,5)$" calcext:value-type="string">
            <text:p>2$(\pm 0,5)$</text:p>
          </table:table-cell>
          <table:table-cell table:formula="of:=[.C59]" office:value-type="string" office:string-value="27,2$(\pm 2)$" calcext:value-type="string">
            <text:p>27,2$(\pm 2)$</text:p>
          </table:table-cell>
          <table:table-cell table:formula="of:=[.B59]" office:value-type="float" office:value="0.5" calcext:value-type="float">
            <text:p>0,5</text:p>
          </table:table-cell>
          <table:table-cell table:formula="of:=[.D5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6,8$(\pm 2)$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52]" office:value-type="string" office:string-value="-12$(\pm 0,5)$" calcext:value-type="string">
            <text:p>-12$(\pm 0,5)$</text:p>
          </table:table-cell>
          <table:table-cell table:formula="of:=[.C52]" office:value-type="string" office:string-value="8$(\pm 2)$" calcext:value-type="string">
            <text:p>8$(\pm 2)$</text:p>
          </table:table-cell>
          <table:table-cell/>
          <table:table-cell table:formula="of:=[.A60]" office:value-type="string" office:string-value="4$(\pm 0,5)$" calcext:value-type="string">
            <text:p>4$(\pm 0,5)$</text:p>
          </table:table-cell>
          <table:table-cell table:formula="of:=[.C60]" office:value-type="string" office:string-value="16,8$(\pm 2)$" calcext:value-type="string">
            <text:p>16,8$(\pm 2)$</text:p>
          </table:table-cell>
          <table:table-cell table:formula="of:=[.B60]" office:value-type="float" office:value="0.5" calcext:value-type="float">
            <text:p>0,5</text:p>
          </table:table-cell>
          <table:table-cell table:formula="of:=[.D6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6" calcext:value-type="float">
            <text:p>186</text:p>
          </table:table-cell>
          <table:table-cell/>
          <table:table-cell table:formula="of:=[.A53]" office:value-type="string" office:string-value="-10$(\pm 0,5)$" calcext:value-type="string">
            <text:p>-10$(\pm 0,5)$</text:p>
          </table:table-cell>
          <table:table-cell table:formula="of:=[.C53]" office:value-type="string" office:string-value="6,4$(\pm 2)$" calcext:value-type="string">
            <text:p>6,4$(\pm 2)$</text:p>
          </table:table-cell>
          <table:table-cell/>
          <table:table-cell table:formula="of:=[.A61]" office:value-type="string" office:string-value="6$(\pm 0,5)$" calcext:value-type="string">
            <text:p>6$(\pm 0,5)$</text:p>
          </table:table-cell>
          <table:table-cell table:formula="of:=[.C61]" office:value-type="string" office:string-value="6$(\pm 2)$" calcext:value-type="string">
            <text:p>6$(\pm 2)$</text:p>
          </table:table-cell>
          <table:table-cell table:formula="of:=[.B61]" office:value-type="float" office:value="0.5" calcext:value-type="float">
            <text:p>0,5</text:p>
          </table:table-cell>
          <table:table-cell table:formula="of:=[.D6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$(\pm 2)$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A54]" office:value-type="string" office:string-value="-8$(\pm 0,5)$" calcext:value-type="string">
            <text:p>-8$(\pm 0,5)$</text:p>
          </table:table-cell>
          <table:table-cell table:formula="of:=[.C54]" office:value-type="string" office:string-value="16$(\pm 2)$" calcext:value-type="string">
            <text:p>16$(\pm 2)$</text:p>
          </table:table-cell>
          <table:table-cell/>
          <table:table-cell table:formula="of:=[.A62]" office:value-type="string" office:string-value="8$(\pm 0,5)$" calcext:value-type="string">
            <text:p>8$(\pm 0,5)$</text:p>
          </table:table-cell>
          <table:table-cell table:formula="of:=[.C62]" office:value-type="string" office:string-value="10$(\pm 2)$" calcext:value-type="string">
            <text:p>10$(\pm 2)$</text:p>
          </table:table-cell>
          <table:table-cell table:formula="of:=[.B62]" office:value-type="float" office:value="0.5" calcext:value-type="float">
            <text:p>0,5</text:p>
          </table:table-cell>
          <table:table-cell table:formula="of:=[.D6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7$(\pm 2)$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A55]" office:value-type="string" office:string-value="-6$(\pm 0,5)$" calcext:value-type="string">
            <text:p>-6$(\pm 0,5)$</text:p>
          </table:table-cell>
          <table:table-cell table:formula="of:=[.C55]" office:value-type="string" office:string-value="22,4$(\pm 2)$" calcext:value-type="string">
            <text:p>22,4$(\pm 2)$</text:p>
          </table:table-cell>
          <table:table-cell/>
          <table:table-cell table:formula="of:=[.A63]" office:value-type="string" office:string-value="10$(\pm 0,5)$" calcext:value-type="string">
            <text:p>10$(\pm 0,5)$</text:p>
          </table:table-cell>
          <table:table-cell table:formula="of:=[.C63]" office:value-type="string" office:string-value="17$(\pm 2)$" calcext:value-type="string">
            <text:p>17$(\pm 2)$</text:p>
          </table:table-cell>
          <table:table-cell table:formula="of:=[.B63]" office:value-type="float" office:value="0.5" calcext:value-type="float">
            <text:p>0,5</text:p>
          </table:table-cell>
          <table:table-cell table:formula="of:=[.D6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4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2" calcext:value-type="float">
            <text:p>192</text:p>
          </table:table-cell>
          <table:table-cell/>
          <table:table-cell table:formula="of:=[.A56]" office:value-type="string" office:string-value="-4$(\pm 0,5)$" calcext:value-type="string">
            <text:p>-4$(\pm 0,5)$</text:p>
          </table:table-cell>
          <table:table-cell table:formula="of:=[.C56]" office:value-type="string" office:string-value="28$(\pm 2)$" calcext:value-type="string">
            <text:p>28$(\pm 2)$</text:p>
          </table:table-cell>
          <table:table-cell/>
          <table:table-cell table:formula="of:=[.A64]" office:value-type="string" office:string-value="12$(\pm 0,5)$" calcext:value-type="string">
            <text:p>12$(\pm 0,5)$</text:p>
          </table:table-cell>
          <table:table-cell table:formula="of:=[.C64]" office:value-type="string" office:string-value="24$(\pm 2)$" calcext:value-type="string">
            <text:p>24$(\pm 2)$</text:p>
          </table:table-cell>
          <table:table-cell table:formula="of:=[.B64]" office:value-type="float" office:value="0.5" calcext:value-type="float">
            <text:p>0,5</text:p>
          </table:table-cell>
          <table:table-cell table:formula="of:=[.D64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$(\pm 2)$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A57]" office:value-type="string" office:string-value="-2$(\pm 0,5)$" calcext:value-type="string">
            <text:p>-2$(\pm 0,5)$</text:p>
          </table:table-cell>
          <table:table-cell table:formula="of:=[.C57]" office:value-type="string" office:string-value="30$(\pm 2)$" calcext:value-type="string">
            <text:p>30$(\pm 2)$</text:p>
          </table:table-cell>
          <table:table-cell/>
          <table:table-cell table:formula="of:=[.A65]" office:value-type="string" office:string-value="14$(\pm 0,5)$" calcext:value-type="string">
            <text:p>14$(\pm 0,5)$</text:p>
          </table:table-cell>
          <table:table-cell table:formula="of:=[.C65]" office:value-type="string" office:string-value="30$(\pm 2)$" calcext:value-type="string">
            <text:p>30$(\pm 2)$</text:p>
          </table:table-cell>
          <table:table-cell table:formula="of:=[.B65]" office:value-type="float" office:value="0.5" calcext:value-type="float">
            <text:p>0,5</text:p>
          </table:table-cell>
          <table:table-cell table:formula="of:=[.D6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7$(\pm 2)$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G40]" office:value-type="string" office:string-value="Auslenkung/$^\circ$" calcext:value-type="string">
            <text:p>Auslenkung/$^\circ$</text:p>
          </table:table-cell>
          <table:table-cell table:formula="of:=[.H40]" office:value-type="string" office:string-value="Amplitude/mV" calcext:value-type="string">
            <text:p>Amplitude/mV</text:p>
          </table:table-cell>
          <table:table-cell/>
          <table:table-cell table:formula="of:=[.A66]" office:value-type="string" office:string-value="16$(\pm 0,5)$" calcext:value-type="string">
            <text:p>16$(\pm 0,5)$</text:p>
          </table:table-cell>
          <table:table-cell table:formula="of:=[.C66]" office:value-type="string" office:string-value="27$(\pm 2)$" calcext:value-type="string">
            <text:p>27$(\pm 2)$</text:p>
          </table:table-cell>
          <table:table-cell table:formula="of:=[.B66]" office:value-type="float" office:value="0.5" calcext:value-type="float">
            <text:p>0,5</text:p>
          </table:table-cell>
          <table:table-cell table:formula="of:=[.D6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5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8" calcext:value-type="float">
            <text:p>198</text:p>
          </table:table-cell>
          <table:table-cell/>
          <table:table-cell table:formula="of:=[.A58]" office:value-type="string" office:string-value="0$(\pm 0,5)$" calcext:value-type="string">
            <text:p>0$(\pm 0,5)$</text:p>
          </table:table-cell>
          <table:table-cell table:formula="of:=[.C58]" office:value-type="string" office:string-value="34$(\pm 2)$" calcext:value-type="string">
            <text:p>34$(\pm 2)$</text:p>
          </table:table-cell>
          <table:table-cell/>
          <table:table-cell table:formula="of:=[.A67]" office:value-type="string" office:string-value="18$(\pm 0,5)$" calcext:value-type="string">
            <text:p>18$(\pm 0,5)$</text:p>
          </table:table-cell>
          <table:table-cell table:formula="of:=[.C67]" office:value-type="string" office:string-value="25$(\pm 2)$" calcext:value-type="string">
            <text:p>25$(\pm 2)$</text:p>
          </table:table-cell>
          <table:table-cell table:formula="of:=[.B67]" office:value-type="float" office:value="0.5" calcext:value-type="float">
            <text:p>0,5</text:p>
          </table:table-cell>
          <table:table-cell table:formula="of:=[.D6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8$(\pm 2)$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59]" office:value-type="string" office:string-value="2$(\pm 0,5)$" calcext:value-type="string">
            <text:p>2$(\pm 0,5)$</text:p>
          </table:table-cell>
          <table:table-cell table:formula="of:=[.C59]" office:value-type="string" office:string-value="27,2$(\pm 2)$" calcext:value-type="string">
            <text:p>27,2$(\pm 2)$</text:p>
          </table:table-cell>
          <table:table-cell/>
          <table:table-cell table:formula="of:=[.A68]" office:value-type="string" office:string-value="20$(\pm 0,5)$" calcext:value-type="string">
            <text:p>20$(\pm 0,5)$</text:p>
          </table:table-cell>
          <table:table-cell table:formula="of:=[.C68]" office:value-type="string" office:string-value="18$(\pm 2)$" calcext:value-type="string">
            <text:p>18$(\pm 2)$</text:p>
          </table:table-cell>
          <table:table-cell table:formula="of:=[.B68]" office:value-type="float" office:value="0.5" calcext:value-type="float">
            <text:p>0,5</text:p>
          </table:table-cell>
          <table:table-cell table:formula="of:=[.D6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$(\pm 2)$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A60]" office:value-type="string" office:string-value="4$(\pm 0,5)$" calcext:value-type="string">
            <text:p>4$(\pm 0,5)$</text:p>
          </table:table-cell>
          <table:table-cell table:formula="of:=[.C60]" office:value-type="string" office:string-value="16,8$(\pm 2)$" calcext:value-type="string">
            <text:p>16,8$(\pm 2)$</text:p>
          </table:table-cell>
          <table:table-cell/>
          <table:table-cell table:formula="of:=[.A69]" office:value-type="string" office:string-value="22$(\pm 0,5)$" calcext:value-type="string">
            <text:p>22$(\pm 0,5)$</text:p>
          </table:table-cell>
          <table:table-cell table:formula="of:=[.C69]" office:value-type="string" office:string-value="12$(\pm 2)$" calcext:value-type="string">
            <text:p>12$(\pm 2)$</text:p>
          </table:table-cell>
          <table:table-cell table:formula="of:=[.B69]" office:value-type="float" office:value="0.5" calcext:value-type="float">
            <text:p>0,5</text:p>
          </table:table-cell>
          <table:table-cell table:formula="of:=[.D6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7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4" calcext:value-type="float">
            <text:p>204</text:p>
          </table:table-cell>
          <table:table-cell/>
          <table:table-cell table:formula="of:=[.A61]" office:value-type="string" office:string-value="6$(\pm 0,5)$" calcext:value-type="string">
            <text:p>6$(\pm 0,5)$</text:p>
          </table:table-cell>
          <table:table-cell table:formula="of:=[.C61]" office:value-type="string" office:string-value="6$(\pm 2)$" calcext:value-type="string">
            <text:p>6$(\pm 2)$</text:p>
          </table:table-cell>
          <table:table-cell/>
          <table:table-cell table:formula="of:=[.A70]" office:value-type="string" office:string-value="24$(\pm 0,5)$" calcext:value-type="string">
            <text:p>24$(\pm 0,5)$</text:p>
          </table:table-cell>
          <table:table-cell table:formula="of:=[.C70]" office:value-type="string" office:string-value="7$(\pm 2)$" calcext:value-type="string">
            <text:p>7$(\pm 2)$</text:p>
          </table:table-cell>
          <table:table-cell table:formula="of:=[.B70]" office:value-type="float" office:value="0.5" calcext:value-type="float">
            <text:p>0,5</text:p>
          </table:table-cell>
          <table:table-cell table:formula="of:=[.D7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$(\pm 2)$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[.A62]" office:value-type="string" office:string-value="8$(\pm 0,5)$" calcext:value-type="string">
            <text:p>8$(\pm 0,5)$</text:p>
          </table:table-cell>
          <table:table-cell table:formula="of:=[.C62]" office:value-type="string" office:string-value="10$(\pm 2)$" calcext:value-type="string">
            <text:p>10$(\pm 2)$</text:p>
          </table:table-cell>
          <table:table-cell/>
          <table:table-cell table:formula="of:=[.A71]" office:value-type="string" office:string-value="26$(\pm 0,5)$" calcext:value-type="string">
            <text:p>26$(\pm 0,5)$</text:p>
          </table:table-cell>
          <table:table-cell table:formula="of:=[.C71]" office:value-type="string" office:string-value="10$(\pm 2)$" calcext:value-type="string">
            <text:p>10$(\pm 2)$</text:p>
          </table:table-cell>
          <table:table-cell table:formula="of:=[.B71]" office:value-type="float" office:value="0.5" calcext:value-type="float">
            <text:p>0,5</text:p>
          </table:table-cell>
          <table:table-cell table:formula="of:=[.D7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,6$(\pm 2)$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63]" office:value-type="string" office:string-value="10$(\pm 0,5)$" calcext:value-type="string">
            <text:p>10$(\pm 0,5)$</text:p>
          </table:table-cell>
          <table:table-cell table:formula="of:=[.C63]" office:value-type="string" office:string-value="17$(\pm 2)$" calcext:value-type="string">
            <text:p>17$(\pm 2)$</text:p>
          </table:table-cell>
          <table:table-cell/>
          <table:table-cell table:formula="of:=[.A72]" office:value-type="string" office:string-value="28$(\pm 0,5)$" calcext:value-type="string">
            <text:p>28$(\pm 0,5)$</text:p>
          </table:table-cell>
          <table:table-cell table:formula="of:=[.C72]" office:value-type="string" office:string-value="12,6$(\pm 2)$" calcext:value-type="string">
            <text:p>12,6$(\pm 2)$</text:p>
          </table:table-cell>
          <table:table-cell table:formula="of:=[.B72]" office:value-type="float" office:value="0.5" calcext:value-type="float">
            <text:p>0,5</text:p>
          </table:table-cell>
          <table:table-cell table:formula="of:=[.D7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6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0" calcext:value-type="float">
            <text:p>210</text:p>
          </table:table-cell>
          <table:table-cell/>
          <table:table-cell table:formula="of:=[.A64]" office:value-type="string" office:string-value="12$(\pm 0,5)$" calcext:value-type="string">
            <text:p>12$(\pm 0,5)$</text:p>
          </table:table-cell>
          <table:table-cell table:formula="of:=[.C64]" office:value-type="string" office:string-value="24$(\pm 2)$" calcext:value-type="string">
            <text:p>24$(\pm 2)$</text:p>
          </table:table-cell>
          <table:table-cell/>
          <table:table-cell table:formula="of:=[.A73]" office:value-type="string" office:string-value="30$(\pm 0,5)$" calcext:value-type="string">
            <text:p>30$(\pm 0,5)$</text:p>
          </table:table-cell>
          <table:table-cell table:formula="of:=[.C73]" office:value-type="string" office:string-value="16$(\pm 2)$" calcext:value-type="string">
            <text:p>16$(\pm 2)$</text:p>
          </table:table-cell>
          <table:table-cell table:formula="of:=[.B73]" office:value-type="float" office:value="0.5" calcext:value-type="float">
            <text:p>0,5</text:p>
          </table:table-cell>
          <table:table-cell table:formula="of:=[.D7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8$(\pm 2)$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A65]" office:value-type="string" office:string-value="14$(\pm 0,5)$" calcext:value-type="string">
            <text:p>14$(\pm 0,5)$</text:p>
          </table:table-cell>
          <table:table-cell table:formula="of:=[.C65]" office:value-type="string" office:string-value="30$(\pm 2)$" calcext:value-type="string">
            <text:p>30$(\pm 2)$</text:p>
          </table:table-cell>
          <table:table-cell/>
          <table:table-cell table:formula="of:=[.A74]" office:value-type="string" office:string-value="32$(\pm 0,5)$" calcext:value-type="string">
            <text:p>32$(\pm 0,5)$</text:p>
          </table:table-cell>
          <table:table-cell table:formula="of:=[.C74]" office:value-type="string" office:string-value="18$(\pm 2)$" calcext:value-type="string">
            <text:p>18$(\pm 2)$</text:p>
          </table:table-cell>
          <table:table-cell table:formula="of:=[.B74]" office:value-type="float" office:value="0.5" calcext:value-type="float">
            <text:p>0,5</text:p>
          </table:table-cell>
          <table:table-cell table:formula="of:=[.D74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6,6$(\pm 2)$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A66]" office:value-type="string" office:string-value="16$(\pm 0,5)$" calcext:value-type="string">
            <text:p>16$(\pm 0,5)$</text:p>
          </table:table-cell>
          <table:table-cell table:formula="of:=[.C66]" office:value-type="string" office:string-value="27$(\pm 2)$" calcext:value-type="string">
            <text:p>27$(\pm 2)$</text:p>
          </table:table-cell>
          <table:table-cell/>
          <table:table-cell table:formula="of:=[.A75]" office:value-type="string" office:string-value="34$(\pm 0,5)$" calcext:value-type="string">
            <text:p>34$(\pm 0,5)$</text:p>
          </table:table-cell>
          <table:table-cell table:formula="of:=[.C75]" office:value-type="string" office:string-value="16,6$(\pm 2)$" calcext:value-type="string">
            <text:p>16,6$(\pm 2)$</text:p>
          </table:table-cell>
          <table:table-cell table:formula="of:=[.B75]" office:value-type="float" office:value="0.5" calcext:value-type="float">
            <text:p>0,5</text:p>
          </table:table-cell>
          <table:table-cell table:formula="of:=[.D7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4,4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6" calcext:value-type="float">
            <text:p>216</text:p>
          </table:table-cell>
          <table:table-cell/>
          <table:table-cell table:formula="of:=[.A67]" office:value-type="string" office:string-value="18$(\pm 0,5)$" calcext:value-type="string">
            <text:p>18$(\pm 0,5)$</text:p>
          </table:table-cell>
          <table:table-cell table:formula="of:=[.C67]" office:value-type="string" office:string-value="25$(\pm 2)$" calcext:value-type="string">
            <text:p>25$(\pm 2)$</text:p>
          </table:table-cell>
          <table:table-cell/>
          <table:table-cell table:formula="of:=[.A76]" office:value-type="string" office:string-value="36$(\pm 0,5)$" calcext:value-type="string">
            <text:p>36$(\pm 0,5)$</text:p>
          </table:table-cell>
          <table:table-cell table:formula="of:=[.C76]" office:value-type="string" office:string-value="14,4$(\pm 2)$" calcext:value-type="string">
            <text:p>14,4$(\pm 2)$</text:p>
          </table:table-cell>
          <table:table-cell table:formula="of:=[.B76]" office:value-type="float" office:value="0.5" calcext:value-type="float">
            <text:p>0,5</text:p>
          </table:table-cell>
          <table:table-cell table:formula="of:=[.D7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1,4$(\pm 2)$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A68]" office:value-type="string" office:string-value="20$(\pm 0,5)$" calcext:value-type="string">
            <text:p>20$(\pm 0,5)$</text:p>
          </table:table-cell>
          <table:table-cell table:formula="of:=[.C68]" office:value-type="string" office:string-value="18$(\pm 2)$" calcext:value-type="string">
            <text:p>18$(\pm 2)$</text:p>
          </table:table-cell>
          <table:table-cell/>
          <table:table-cell table:formula="of:=[.A77]" office:value-type="string" office:string-value="38$(\pm 0,5)$" calcext:value-type="string">
            <text:p>38$(\pm 0,5)$</text:p>
          </table:table-cell>
          <table:table-cell table:formula="of:=[.C77]" office:value-type="string" office:string-value="11,4$(\pm 2)$" calcext:value-type="string">
            <text:p>11,4$(\pm 2)$</text:p>
          </table:table-cell>
          <table:table-cell table:formula="of:=[.B77]" office:value-type="float" office:value="0.5" calcext:value-type="float">
            <text:p>0,5</text:p>
          </table:table-cell>
          <table:table-cell table:formula="of:=[.D7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8$(\pm 2)$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A69]" office:value-type="string" office:string-value="22$(\pm 0,5)$" calcext:value-type="string">
            <text:p>22$(\pm 0,5)$</text:p>
          </table:table-cell>
          <table:table-cell table:formula="of:=[.C69]" office:value-type="string" office:string-value="12$(\pm 2)$" calcext:value-type="string">
            <text:p>12$(\pm 2)$</text:p>
          </table:table-cell>
          <table:table-cell/>
          <table:table-cell table:formula="of:=[.A78]" office:value-type="string" office:string-value="40$(\pm 0,5)$" calcext:value-type="string">
            <text:p>40$(\pm 0,5)$</text:p>
          </table:table-cell>
          <table:table-cell table:formula="of:=[.C78]" office:value-type="string" office:string-value="8$(\pm 2)$" calcext:value-type="string">
            <text:p>8$(\pm 2)$</text:p>
          </table:table-cell>
          <table:table-cell table:formula="of:=[.B78]" office:value-type="float" office:value="0.5" calcext:value-type="float">
            <text:p>0,5</text:p>
          </table:table-cell>
          <table:table-cell table:formula="of:=[.D7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,2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22" calcext:value-type="float">
            <text:p>222</text:p>
          </table:table-cell>
          <table:table-cell/>
          <table:table-cell table:formula="of:=[.A70]" office:value-type="string" office:string-value="24$(\pm 0,5)$" calcext:value-type="string">
            <text:p>24$(\pm 0,5)$</text:p>
          </table:table-cell>
          <table:table-cell table:formula="of:=[.C70]" office:value-type="string" office:string-value="7$(\pm 2)$" calcext:value-type="string">
            <text:p>7$(\pm 2)$</text:p>
          </table:table-cell>
          <table:table-cell/>
          <table:table-cell table:formula="of:=[.A79]" office:value-type="string" office:string-value="42$(\pm 0,5)$" calcext:value-type="string">
            <text:p>42$(\pm 0,5)$</text:p>
          </table:table-cell>
          <table:table-cell table:formula="of:=[.C79]" office:value-type="string" office:string-value="6,2$(\pm 2)$" calcext:value-type="string">
            <text:p>6,2$(\pm 2)$</text:p>
          </table:table-cell>
          <table:table-cell table:formula="of:=[.B79]" office:value-type="float" office:value="0.5" calcext:value-type="float">
            <text:p>0,5</text:p>
          </table:table-cell>
          <table:table-cell table:formula="of:=[.D7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4$(\pm 2)$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71]" office:value-type="string" office:string-value="26$(\pm 0,5)$" calcext:value-type="string">
            <text:p>26$(\pm 0,5)$</text:p>
          </table:table-cell>
          <table:table-cell table:formula="of:=[.C71]" office:value-type="string" office:string-value="10$(\pm 2)$" calcext:value-type="string">
            <text:p>10$(\pm 2)$</text:p>
          </table:table-cell>
          <table:table-cell/>
          <table:table-cell table:formula="of:=[.A80]" office:value-type="string" office:string-value="44$(\pm 0,5)$" calcext:value-type="string">
            <text:p>44$(\pm 0,5)$</text:p>
          </table:table-cell>
          <table:table-cell table:formula="of:=[.C80]" office:value-type="string" office:string-value="4$(\pm 2)$" calcext:value-type="string">
            <text:p>4$(\pm 2)$</text:p>
          </table:table-cell>
          <table:table-cell table:formula="of:=[.B80]" office:value-type="float" office:value="0.5" calcext:value-type="float">
            <text:p>0,5</text:p>
          </table:table-cell>
          <table:table-cell table:formula="of:=[.D8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5$(\pm 2)$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A72]" office:value-type="string" office:string-value="28$(\pm 0,5)$" calcext:value-type="string">
            <text:p>28$(\pm 0,5)$</text:p>
          </table:table-cell>
          <table:table-cell table:formula="of:=[.C72]" office:value-type="string" office:string-value="12,6$(\pm 2)$" calcext:value-type="string">
            <text:p>12,6$(\pm 2)$</text:p>
          </table:table-cell>
          <table:table-cell/>
          <table:table-cell table:formula="of:=[.A81]" office:value-type="string" office:string-value="46$(\pm 0,5)$" calcext:value-type="string">
            <text:p>46$(\pm 0,5)$</text:p>
          </table:table-cell>
          <table:table-cell table:formula="of:=[.C81]" office:value-type="string" office:string-value="5$(\pm 2)$" calcext:value-type="string">
            <text:p>5$(\pm 2)$</text:p>
          </table:table-cell>
          <table:table-cell table:formula="of:=[.B81]" office:value-type="float" office:value="0.5" calcext:value-type="float">
            <text:p>0,5</text:p>
          </table:table-cell>
          <table:table-cell table:formula="of:=[.D8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$(\pm 2)$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28" calcext:value-type="float">
            <text:p>228</text:p>
          </table:table-cell>
          <table:table-cell/>
          <table:table-cell table:formula="of:=[.A73]" office:value-type="string" office:string-value="30$(\pm 0,5)$" calcext:value-type="string">
            <text:p>30$(\pm 0,5)$</text:p>
          </table:table-cell>
          <table:table-cell table:formula="of:=[.C73]" office:value-type="string" office:string-value="16$(\pm 2)$" calcext:value-type="string">
            <text:p>16$(\pm 2)$</text:p>
          </table:table-cell>
          <table:table-cell/>
          <table:table-cell table:formula="of:=[.A82]" office:value-type="string" office:string-value="48$(\pm 0,5)$" calcext:value-type="string">
            <text:p>48$(\pm 0,5)$</text:p>
          </table:table-cell>
          <table:table-cell table:formula="of:=[.C82]" office:value-type="string" office:string-value="6$(\pm 2)$" calcext:value-type="string">
            <text:p>6$(\pm 2)$</text:p>
          </table:table-cell>
          <table:table-cell table:formula="of:=[.B82]" office:value-type="float" office:value="0.5" calcext:value-type="float">
            <text:p>0,5</text:p>
          </table:table-cell>
          <table:table-cell table:formula="of:=[.D8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$(\pm 0,5)$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7$(\pm 2)$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A74]" office:value-type="string" office:string-value="32$(\pm 0,5)$" calcext:value-type="string">
            <text:p>32$(\pm 0,5)$</text:p>
          </table:table-cell>
          <table:table-cell table:formula="of:=[.C74]" office:value-type="string" office:string-value="18$(\pm 2)$" calcext:value-type="string">
            <text:p>18$(\pm 2)$</text:p>
          </table:table-cell>
          <table:table-cell/>
          <table:table-cell table:formula="of:=[.A83]" office:value-type="string" office:string-value="50$(\pm 0,5)$" calcext:value-type="string">
            <text:p>50$(\pm 0,5)$</text:p>
          </table:table-cell>
          <table:table-cell table:formula="of:=[.C83]" office:value-type="string" office:string-value="7$(\pm 2)$" calcext:value-type="string">
            <text:p>7$(\pm 2)$</text:p>
          </table:table-cell>
          <table:table-cell table:formula="of:=[.B83]" office:value-type="float" office:value="0.5" calcext:value-type="float">
            <text:p>0,5</text:p>
          </table:table-cell>
          <table:table-cell table:formula="of:=[.D8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75]" office:value-type="string" office:string-value="34$(\pm 0,5)$" calcext:value-type="string">
            <text:p>34$(\pm 0,5)$</text:p>
          </table:table-cell>
          <table:table-cell table:formula="of:=[.C75]" office:value-type="string" office:string-value="16,6$(\pm 2)$" calcext:value-type="string">
            <text:p>16,6$(\pm 2)$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A76]" office:value-type="string" office:string-value="36$(\pm 0,5)$" calcext:value-type="string">
            <text:p>36$(\pm 0,5)$</text:p>
          </table:table-cell>
          <table:table-cell table:formula="of:=[.C76]" office:value-type="string" office:string-value="14,4$(\pm 2)$" calcext:value-type="string">
            <text:p>14,4$(\pm 2)$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A77]" office:value-type="string" office:string-value="38$(\pm 0,5)$" calcext:value-type="string">
            <text:p>38$(\pm 0,5)$</text:p>
          </table:table-cell>
          <table:table-cell table:formula="of:=[.C77]" office:value-type="string" office:string-value="11,4$(\pm 2)$" calcext:value-type="string">
            <text:p>11,4$(\pm 2)$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A78]" office:value-type="string" office:string-value="40$(\pm 0,5)$" calcext:value-type="string">
            <text:p>40$(\pm 0,5)$</text:p>
          </table:table-cell>
          <table:table-cell table:formula="of:=[.C78]" office:value-type="string" office:string-value="8$(\pm 2)$" calcext:value-type="string">
            <text:p>8$(\pm 2)$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A79]" office:value-type="string" office:string-value="42$(\pm 0,5)$" calcext:value-type="string">
            <text:p>42$(\pm 0,5)$</text:p>
          </table:table-cell>
          <table:table-cell table:formula="of:=[.C79]" office:value-type="string" office:string-value="6,2$(\pm 2)$" calcext:value-type="string">
            <text:p>6,2$(\pm 2)$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A80]" office:value-type="string" office:string-value="44$(\pm 0,5)$" calcext:value-type="string">
            <text:p>44$(\pm 0,5)$</text:p>
          </table:table-cell>
          <table:table-cell table:formula="of:=[.C80]" office:value-type="string" office:string-value="4$(\pm 2)$" calcext:value-type="string">
            <text:p>4$(\pm 2)$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A81]" office:value-type="string" office:string-value="46$(\pm 0,5)$" calcext:value-type="string">
            <text:p>46$(\pm 0,5)$</text:p>
          </table:table-cell>
          <table:table-cell table:formula="of:=[.C81]" office:value-type="string" office:string-value="5$(\pm 2)$" calcext:value-type="string">
            <text:p>5$(\pm 2)$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A82]" office:value-type="string" office:string-value="48$(\pm 0,5)$" calcext:value-type="string">
            <text:p>48$(\pm 0,5)$</text:p>
          </table:table-cell>
          <table:table-cell table:formula="of:=[.C82]" office:value-type="string" office:string-value="6$(\pm 2)$" calcext:value-type="string">
            <text:p>6$(\pm 2)$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A83]" office:value-type="string" office:string-value="50$(\pm 0,5)$" calcext:value-type="string">
            <text:p>50$(\pm 0,5)$</text:p>
          </table:table-cell>
          <table:table-cell table:formula="of:=[.C83]" office:value-type="string" office:string-value="7$(\pm 2)$" calcext:value-type="string">
            <text:p>7$(\pm 2)$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.00.0000</text:date>, <text:time style:data-style-name="N2" text:time-value="08:30:06.2526261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4T08:30:20.359217722</dc:date>
    <dc:creator>frederik </dc:creator>
    <meta:generator>LibreOffice/4.2.4.2$Linux_x86 LibreOffice_project/420m0$Build-2</meta:generator>
    <meta:editing-duration>PT7H30M25S</meta:editing-duration>
    <meta:editing-cycles>7</meta:editing-cycles>
    <meta:document-statistic meta:table-count="2" meta:cell-count="1387" meta:object-count="0"/>
  </office:meta>
</office:document-meta>
</file>